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5.259cm" fo:margin-left="0.796cm" table:align="left"/>
    </style:style>
    <style:style style:name="Tabla1.A" style:family="table-column">
      <style:table-column-properties style:column-width="2.977cm"/>
    </style:style>
    <style:style style:name="Tabla1.B" style:family="table-column">
      <style:table-column-properties style:column-width="2.976cm"/>
    </style:style>
    <style:style style:name="Tabla1.C" style:family="table-column">
      <style:table-column-properties style:column-width="4.942cm"/>
    </style:style>
    <style:style style:name="Tabla1.D" style:family="table-column">
      <style:table-column-properties style:column-width="4.364cm"/>
    </style:style>
    <style:style style:name="Tabla1.1" style:family="table-row">
      <style:table-row-properties style:min-row-height="0.002cm" style:use-optimal-row-height="false"/>
    </style:style>
    <style:style style:name="Tabla1.A1" style:family="table-cell">
      <style:table-cell-properties fo:background-color="#ffffff" fo:padding-left="0.191cm" fo:padding-right="0.191cm" fo:padding-top="0cm" fo:padding-bottom="0cm" fo:border-left="0.018cm solid #000001" fo:border-right="none" fo:border-top="0.018cm solid #000001" fo:border-bottom="0.018cm solid #000001" style:writing-mode="lr-tb">
        <style:background-image/>
      </style:table-cell-properties>
    </style:style>
    <style:style style:name="Tabla1.B1" style:family="table-cell">
      <style:table-cell-properties fo:background-color="#ffffff" fo:padding-left="0.191cm" fo:padding-right="0.191cm" fo:padding-top="0cm" fo:padding-bottom="0cm" fo:border="0.018cm solid #000001" style:writing-mode="lr-tb">
        <style:background-image/>
      </style:table-cell-properties>
    </style:style>
    <style:style style:name="Tabla1.A3" style:family="table-cell">
      <style:table-cell-properties fo:background-color="#ffffff" fo:padding-left="0.191cm" fo:padding-right="0.191cm" fo:padding-top="0cm" fo:padding-bottom="0cm" fo:border-left="0.018cm solid #000001" fo:border-right="none" fo:border-top="none" fo:border-bottom="0.018cm solid #000001" style:writing-mode="lr-tb">
        <style:background-image/>
      </style:table-cell-properties>
    </style:style>
    <style:style style:name="Tabla1.B3" style:family="table-cell">
      <style:table-cell-properties fo:background-color="#ffffff" fo:padding-left="0.191cm" fo:padding-right="0.191cm" fo:padding-top="0cm" fo:padding-bottom="0cm" fo:border-left="0.018cm solid #000001" fo:border-right="0.018cm solid #000001" fo:border-top="none" fo:border-bottom="0.018cm solid #000001" style:writing-mode="lr-tb">
        <style:background-image/>
      </style:table-cell-properties>
    </style:style>
    <style:style style:name="Tabla3" style:family="table">
      <style:table-properties style:width="15.24cm" table:align="margins"/>
    </style:style>
    <style:style style:name="Tabla3.A" style:family="table-column">
      <style:table-column-properties style:column-width="7.62cm" style:rel-column-width="32767*"/>
    </style:style>
    <style:style style:name="Tabla3.B" style:family="table-column">
      <style:table-column-properties style:column-width="7.62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left="none" fo:border-right="0.002cm solid #000000" fo:border-top="0.002cm solid #000000" fo:border-bottom="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none" fo:border-right="0.002cm solid #000000" fo:border-top="none" fo:border-bottom="0.002cm solid #000000"/>
    </style:style>
    <style:style style:name="Tabla2" style:family="table">
      <style:table-properties style:width="12.01cm" fo:margin-left="1.371cm" table:align="left"/>
    </style:style>
    <style:style style:name="Tabla2.A" style:family="table-column">
      <style:table-column-properties style:column-width="3.251cm"/>
    </style:style>
    <style:style style:name="Tabla2.B" style:family="table-column">
      <style:table-column-properties style:column-width="3.016cm"/>
    </style:style>
    <style:style style:name="Tabla2.C" style:family="table-column">
      <style:table-column-properties style:column-width="2.542cm"/>
    </style:style>
    <style:style style:name="Tabla2.D" style:family="table-column">
      <style:table-column-properties style:column-width="3.201cm"/>
    </style:style>
    <style:style style:name="Tabla2.1" style:family="table-row">
      <style:table-row-properties style:min-row-height="0.002cm" style:use-optimal-row-height="false"/>
    </style:style>
    <style:style style:name="Tabla2.A1" style:family="table-cell">
      <style:table-cell-properties fo:background-color="#ffffff" fo:padding-left="0.191cm" fo:padding-right="0.191cm" fo:padding-top="0cm" fo:padding-bottom="0cm" fo:border="0.035cm solid #000001" style:writing-mode="lr-tb">
        <style:background-image/>
      </style:table-cell-properties>
    </style:style>
    <style:style style:name="P1" style:family="paragraph" style:parent-style-name="Standard">
      <style:paragraph-properties fo:margin-top="0.423cm" fo:margin-bottom="0.106cm" fo:line-height="0.423cm" fo:text-align="center" style:justify-single-word="false"/>
      <style:text-properties fo:color="#000000" style:text-position="sub 65%" style:font-name="Arial" fo:font-size="24pt" fo:font-weight="bold" style:font-name-asian="Arial" style:font-size-asian="24pt" style:font-weight-asian="bold"/>
    </style:style>
    <style:style style:name="P2" style:family="paragraph" style:parent-style-name="Standard">
      <style:paragraph-properties fo:margin-top="0.423cm" fo:margin-bottom="0.106cm" fo:line-height="0.423cm" fo:text-align="justify" style:justify-single-word="false"/>
      <style:text-properties fo:color="#000000" style:text-position="sub 65%" style:font-name="Arial" fo:font-size="24pt" fo:font-weight="bold" style:font-name-asian="Arial" style:font-size-asian="24pt" style:font-weight-asian="bold"/>
    </style:style>
    <style:style style:name="P3" style:family="paragraph" style:parent-style-name="Standard">
      <style:paragraph-properties fo:margin-top="0.423cm" fo:margin-bottom="0.106cm" fo:line-height="0.423cm" fo:text-align="center" style:justify-single-word="false"/>
      <style:text-properties fo:color="#000000" style:text-position="sub 66%" style:font-name="Arial" fo:font-size="16pt" style:font-name-asian="Arial" style:font-size-asian="16pt"/>
    </style:style>
    <style:style style:name="P4" style:family="paragraph" style:parent-style-name="Standard">
      <style:paragraph-properties fo:margin-top="0.423cm" fo:margin-bottom="0.106cm" fo:line-height="0.423cm" fo:text-align="center" style:justify-single-word="false"/>
      <style:text-properties fo:color="#000000" style:text-position="sub 64%" style:font-name="Arial" fo:font-size="18pt" style:font-name-asian="Arial" style:font-size-asian="18pt"/>
    </style:style>
    <style:style style:name="P5" style:family="paragraph" style:parent-style-name="Standard">
      <style:paragraph-properties fo:margin-top="0.423cm" fo:margin-bottom="0.106cm" fo:line-height="0.423cm" fo:text-align="center" style:justify-single-word="false"/>
      <style:text-properties fo:color="#000000" style:text-position="sub 64%" style:font-name="Arial" fo:font-size="18pt" fo:font-weight="bold" style:font-name-asian="Arial" style:font-size-asian="18pt" style:font-weight-asian="bold"/>
    </style:style>
    <style:style style:name="P6" style:family="paragraph" style:parent-style-name="Standard">
      <style:paragraph-properties fo:line-height="0.423cm"/>
      <style:text-properties fo:color="#00000a" style:text-position="sub 67%" style:font-name="Arial" style:font-name-asian="Arial"/>
    </style:style>
    <style:style style:name="P7" style:family="paragraph" style:parent-style-name="Standard">
      <style:paragraph-properties fo:line-height="0.423cm"/>
      <style:text-properties fo:color="#00000a" style:text-position="sub 67%" style:font-name="Century Gothic" style:font-name-asian="Century Gothic" style:font-name-complex="Century Gothic"/>
    </style:style>
    <style:style style:name="P8" style:family="paragraph" style:parent-style-name="Standard">
      <style:paragraph-properties fo:line-height="0.423cm" fo:text-align="center" style:justify-single-word="false"/>
      <style:text-properties fo:color="#00000a" style:text-position="sub 64%" style:font-name="Arial" fo:font-size="18pt" style:font-name-asian="Arial" style:font-size-asian="18pt"/>
    </style:style>
    <style:style style:name="P9" style:family="paragraph" style:parent-style-name="Standard">
      <style:paragraph-properties fo:line-height="0.423cm"/>
      <style:text-properties fo:color="#00000a" style:text-position="sub 66%" style:font-name="Arial" fo:font-size="16pt" style:font-name-asian="Arial" style:font-size-asian="16pt"/>
    </style:style>
    <style:style style:name="P10" style:family="paragraph" style:parent-style-name="Standard">
      <style:paragraph-properties fo:line-height="0.423cm"/>
      <style:text-properties fo:color="#000000" style:text-position="sub 65%" style:font-name="Arial" fo:font-size="24pt" style:font-name-asian="Arial" style:font-size-asian="24pt"/>
    </style:style>
    <style:style style:name="P11" style:family="paragraph" style:parent-style-name="Standard">
      <style:paragraph-properties fo:line-height="0.847cm"/>
    </style:style>
    <style:style style:name="P12" style:family="paragraph" style:parent-style-name="Standard">
      <style:paragraph-properties fo:margin-top="0.106cm" fo:margin-bottom="0.106cm" fo:line-height="0.423cm" fo:text-align="center" style:justify-single-word="false"/>
      <style:text-properties fo:color="#000000" style:text-position="sub 64%" style:font-name="Arial" fo:font-size="18pt" style:font-name-asian="Arial" style:font-size-asian="18pt"/>
    </style:style>
    <style:style style:name="P13" style:family="paragraph" style:parent-style-name="Standard">
      <style:paragraph-properties fo:margin-top="0.423cm" fo:margin-bottom="0.423cm" fo:line-height="0.423cm" fo:keep-with-next="always"/>
      <style:text-properties fo:color="#000000" style:text-position="sub 66%" style:font-name="Arial" fo:font-size="16pt" fo:font-weight="bold" style:font-name-asian="Arial" style:font-size-asian="16pt" style:font-weight-asian="bold"/>
    </style:style>
    <style:style style:name="P14" style:family="paragraph" style:parent-style-name="Standard">
      <style:paragraph-properties fo:margin-left="12.488cm" fo:margin-right="0cm" fo:line-height="0.423cm" fo:text-indent="0cm" style:auto-text-indent="false">
        <style:tab-stops/>
      </style:paragraph-properties>
      <style:text-properties fo:color="#00000a" style:text-position="sub 67%" style:font-name="Arial" style:font-name-asian="Arial"/>
    </style:style>
    <style:style style:name="P15" style:family="paragraph" style:parent-style-name="Standard">
      <style:paragraph-properties fo:margin-left="1cm" fo:margin-right="0cm" fo:margin-top="0cm" fo:margin-bottom="0.247cm" fo:line-height="0.508cm" fo:text-indent="0cm" style:auto-text-indent="false">
        <style:tab-stops/>
      </style:paragraph-properties>
    </style:style>
    <style:style style:name="P16" style:family="paragraph" style:parent-style-name="Standard">
      <style:paragraph-properties fo:margin-left="2.032cm" fo:margin-right="0cm" fo:margin-top="0cm" fo:margin-bottom="0.247cm" fo:line-height="0.508cm" fo:text-indent="0cm" style:auto-text-indent="false">
        <style:tab-stops/>
      </style:paragraph-properties>
    </style:style>
    <style:style style:name="P17" style:family="paragraph" style:parent-style-name="Standard">
      <style:paragraph-properties fo:margin-left="1.91cm" fo:margin-right="0cm" fo:line-height="0.423cm" fo:text-indent="0cm" style:auto-text-indent="false">
        <style:tab-stops/>
      </style:paragraph-properties>
    </style:style>
    <style:style style:name="P18" style:family="paragraph" style:parent-style-name="Text_20_body">
      <style:paragraph-properties fo:margin-left="0cm" fo:margin-right="0cm" fo:margin-top="0cm" fo:margin-bottom="0cm" fo:orphans="2" fo:widows="2" fo:text-indent="0cm" style:auto-text-indent="false" fo:padding="0cm" fo:border="none"/>
    </style:style>
    <style:style style:name="P19" style:family="paragraph" style:parent-style-name="Contents_20_2">
      <style:paragraph-properties>
        <style:tab-stops>
          <style:tab-stop style:position="14.741cm" style:type="right" style:leader-style="dotted" style:leader-text="."/>
        </style:tab-stops>
      </style:paragraph-properties>
    </style:style>
    <style:style style:name="P20" style:family="paragraph" style:parent-style-name="Contents_20_3">
      <style:paragraph-properties>
        <style:tab-stops>
          <style:tab-stop style:position="14.242cm" style:type="right" style:leader-style="dotted" style:leader-text="."/>
        </style:tab-stops>
      </style:paragraph-properties>
    </style:style>
    <style:style style:name="P21" style:family="paragraph" style:parent-style-name="Título_20_4" style:list-style-name="L2"/>
    <style:style style:name="P22" style:family="paragraph" style:parent-style-name="Título_20_4" style:list-style-name="L3"/>
    <style:style style:name="P23" style:family="paragraph" style:parent-style-name="Título_20_4" style:list-style-name="L4"/>
    <style:style style:name="P24" style:family="paragraph" style:parent-style-name="Título_20_4" style:list-style-name="L11">
      <style:text-properties style:font-name="Times New Roman"/>
    </style:style>
    <style:style style:name="P25" style:family="paragraph" style:parent-style-name="Título_20_4" style:list-style-name="L9">
      <style:text-properties style:font-name="Times New Roman"/>
    </style:style>
    <style:style style:name="P26" style:family="paragraph" style:parent-style-name="Contents_20_1">
      <style:paragraph-properties>
        <style:tab-stops>
          <style:tab-stop style:position="15.24cm" style:type="right" style:leader-style="dotted" style:leader-text="."/>
        </style:tab-stops>
      </style:paragraph-properties>
    </style:style>
    <style:style style:name="P27" style:family="paragraph" style:parent-style-name="Título_20_1">
      <style:text-properties style:font-name="Times New Roman"/>
    </style:style>
    <style:style style:name="P28" style:family="paragraph" style:parent-style-name="Título_20_2">
      <style:text-properties style:font-name="Times New Roman"/>
    </style:style>
    <style:style style:name="P29" style:family="paragraph" style:parent-style-name="Título_20_3" style:list-style-name="">
      <style:text-properties style:text-position="sub 64%" style:font-name="Times New Roman"/>
    </style:style>
    <style:style style:name="P30" style:family="paragraph" style:parent-style-name="Título_20_3">
      <style:text-properties style:font-name="Times New Roman"/>
    </style:style>
    <style:style style:name="P31" style:family="paragraph" style:parent-style-name="Standard" style:master-page-name="MP0">
      <style:paragraph-properties fo:margin-top="0.423cm" fo:margin-bottom="0.106cm" fo:line-height="0.423cm" fo:text-align="center" style:justify-single-word="false" style:page-number="auto" fo:break-before="page"/>
      <style:text-properties fo:color="#000000" style:text-position="sub 65%" style:font-name="Arial" fo:font-size="24pt" fo:font-weight="bold" style:font-name-asian="Arial" style:font-size-asian="24pt" style:font-weight-asian="bold"/>
    </style:style>
    <style:style style:name="P32" style:family="paragraph" style:parent-style-name="Standard">
      <style:paragraph-properties fo:margin-top="0.423cm" fo:margin-bottom="0.106cm" fo:line-height="0.423cm" fo:keep-with-next="always"/>
      <style:text-properties fo:color="#00000a" style:text-position="sub 67%" style:font-name="Times New Roman" style:font-name-asian="Century Gothic" style:font-name-complex="Century Gothic"/>
    </style:style>
    <style:style style:name="P33" style:family="paragraph" style:parent-style-name="Standard">
      <style:paragraph-properties fo:line-height="0.423cm"/>
      <style:text-properties fo:color="#00000a" style:text-position="sub 67%" style:font-name="Times New Roman" style:font-name-asian="Arial"/>
    </style:style>
    <style:style style:name="P34" style:family="paragraph" style:parent-style-name="Standard">
      <style:paragraph-properties fo:line-height="0.423cm"/>
      <style:text-properties fo:color="#00000a" style:text-position="sub 67%" style:font-name="Times New Roman" fo:font-style="italic" style:font-name-asian="Arial" style:font-style-asian="italic"/>
    </style:style>
    <style:style style:name="P35" style:family="paragraph" style:parent-style-name="Standard">
      <style:paragraph-properties fo:line-height="0.423cm"/>
      <style:text-properties fo:color="#00000a" style:text-position="sub 67%" style:font-name="Times New Roman" style:font-name-asian="Century Gothic" style:font-name-complex="Century Gothic"/>
    </style:style>
    <style:style style:name="P36" style:family="paragraph" style:parent-style-name="Standard">
      <style:paragraph-properties fo:line-height="0.423cm"/>
      <style:text-properties fo:color="#00000a" style:text-position="sub 67%" style:font-name="Times New Roman" fo:font-weight="bold" style:font-name-asian="Arial" style:font-weight-asian="bold"/>
    </style:style>
    <style:style style:name="P37" style:family="paragraph" style:parent-style-name="Standard">
      <style:paragraph-properties fo:line-height="0.423cm"/>
      <style:text-properties fo:color="#00000a" style:text-position="sub 64%" style:font-name="Times New Roman" fo:font-size="11pt" style:font-name-asian="Calibri" style:font-size-asian="11pt" style:font-name-complex="Calibri"/>
    </style:style>
    <style:style style:name="P38" style:family="paragraph" style:parent-style-name="Standard">
      <style:paragraph-properties fo:line-height="0.423cm"/>
      <style:text-properties fo:color="#00000a" style:text-position="sub 64%" style:font-name="Times New Roman" fo:font-size="14pt" style:font-name-asian="Arial" style:font-size-asian="14pt"/>
    </style:style>
    <style:style style:name="P39" style:family="paragraph" style:parent-style-name="Standard">
      <style:paragraph-properties fo:line-height="0.423cm" fo:text-align="center" style:justify-single-word="false"/>
      <style:text-properties fo:color="#000000" style:text-position="sub 67%" style:font-name="Times New Roman" fo:font-weight="bold" style:font-name-asian="Arial" style:font-weight-asian="bold"/>
    </style:style>
    <style:style style:name="P40" style:family="paragraph" style:parent-style-name="Standard">
      <style:paragraph-properties fo:line-height="0.423cm"/>
      <style:text-properties fo:color="#000000" style:text-position="sub 64%" style:font-name="Times New Roman" fo:font-size="14pt" fo:font-weight="bold" style:font-name-asian="Arial" style:font-size-asian="14pt" style:font-weight-asian="bold"/>
    </style:style>
    <style:style style:name="P41" style:family="paragraph" style:parent-style-name="Standard">
      <style:paragraph-properties fo:line-height="0.423cm"/>
      <style:text-properties style:font-name="Times New Roman"/>
    </style:style>
    <style:style style:name="P42" style:family="paragraph" style:parent-style-name="Standard" style:list-style-name="WWNum38">
      <style:paragraph-properties fo:margin-left="2.032cm" fo:margin-right="0cm" fo:margin-top="0.423cm" fo:margin-bottom="0.106cm" fo:line-height="0.423cm" fo:text-indent="0cm" style:auto-text-indent="false" fo:keep-with-next="always">
        <style:tab-stops>
          <style:tab-stop style:position="2.032cm"/>
        </style:tab-stops>
      </style:paragraph-properties>
    </style:style>
    <style:style style:name="P43" style:family="paragraph" style:parent-style-name="Standard" style:list-style-name="WWNum38">
      <style:paragraph-properties fo:margin-left="2.032cm" fo:margin-right="0cm" fo:margin-top="0cm" fo:margin-bottom="0.247cm" fo:line-height="0.508cm" fo:text-indent="0cm" style:auto-text-indent="false">
        <style:tab-stops>
          <style:tab-stop style:position="2.032cm"/>
        </style:tab-stops>
      </style:paragraph-properties>
    </style:style>
    <style:style style:name="P44" style:family="paragraph" style:parent-style-name="Standard">
      <style:paragraph-properties fo:margin-left="2.032cm" fo:margin-right="0cm" fo:margin-top="0cm" fo:margin-bottom="0.247cm" fo:line-height="0.508cm" fo:text-indent="0cm" style:auto-text-indent="false">
        <style:tab-stops/>
      </style:paragraph-properties>
      <style:text-properties fo:color="#222222" style:text-position="sub 67%" style:font-name="Times New Roman" style:font-name-asian="Arial"/>
    </style:style>
    <style:style style:name="P45" style:family="paragraph" style:parent-style-name="Standard">
      <style:paragraph-properties fo:margin-left="2.032cm" fo:margin-right="0cm" fo:margin-top="0cm" fo:margin-bottom="0.247cm" fo:line-height="0.423cm" fo:text-indent="0cm" style:auto-text-indent="false">
        <style:tab-stops/>
      </style:paragraph-properties>
      <style:text-properties fo:color="#222222" style:text-position="sub 67%" style:font-name="Times New Roman" style:font-name-asian="Arial"/>
    </style:style>
    <style:style style:name="P46" style:family="paragraph" style:parent-style-name="Standard">
      <style:paragraph-properties fo:margin-left="0.762cm" fo:margin-right="0cm" fo:margin-top="0.423cm" fo:margin-bottom="0.106cm" fo:line-height="0.423cm" fo:text-indent="-0.762cm" style:auto-text-indent="false" fo:keep-with-next="always">
        <style:tab-stops/>
      </style:paragraph-properties>
      <style:text-properties fo:color="#000000" style:text-position="sub 66%" style:font-name="Times New Roman" fo:font-size="16pt" fo:font-weight="bold" style:font-name-asian="Cambria" style:font-size-asian="16pt" style:font-weight-asian="bold" style:font-name-complex="Cambria"/>
    </style:style>
    <style:style style:name="P47" style:family="paragraph" style:parent-style-name="Standard">
      <style:paragraph-properties fo:margin-left="1cm" fo:margin-right="0cm" fo:margin-top="0cm" fo:margin-bottom="0.247cm" fo:line-height="0.423cm" fo:text-indent="0cm" style:auto-text-indent="false">
        <style:tab-stops/>
      </style:paragraph-properties>
      <style:text-properties fo:color="#00000a" style:text-position="sub 67%" style:font-name="Times New Roman" style:font-name-asian="Arial"/>
    </style:style>
    <style:style style:name="P48" style:family="paragraph" style:parent-style-name="Standard">
      <style:paragraph-properties fo:margin-left="1.91cm" fo:margin-right="0cm" fo:line-height="0.423cm" fo:text-indent="0cm" style:auto-text-indent="false">
        <style:tab-stops/>
      </style:paragraph-properties>
      <style:text-properties fo:color="#00000a" style:text-position="sub 67%" style:font-name="Times New Roman" style:font-name-asian="Arial"/>
    </style:style>
    <style:style style:name="P49" style:family="paragraph" style:parent-style-name="Standard">
      <style:paragraph-properties fo:margin-left="1.91cm" fo:margin-right="0cm" fo:line-height="0.423cm" fo:text-indent="0cm" style:auto-text-indent="false">
        <style:tab-stops/>
      </style:paragraph-properties>
      <style:text-properties fo:color="#00000a" style:text-position="sub 67%" style:font-name="Times New Roman" style:font-name-asian="Century Gothic" style:font-name-complex="Century Gothic"/>
    </style:style>
    <style:style style:name="P50" style:family="paragraph" style:parent-style-name="Standard">
      <style:paragraph-properties fo:margin-left="1.91cm" fo:margin-right="0cm" fo:line-height="0.423cm" fo:text-indent="0cm" style:auto-text-indent="false">
        <style:tab-stops/>
      </style:paragraph-properties>
      <style:text-properties fo:color="#000000" style:text-position="sub 67%" style:font-name="Times New Roman" style:font-name-asian="Arial"/>
    </style:style>
    <style:style style:name="P51" style:family="paragraph" style:parent-style-name="Standard">
      <style:paragraph-properties fo:margin-left="1.27cm" fo:margin-right="0cm" fo:line-height="0.423cm" fo:text-indent="0cm" style:auto-text-indent="false">
        <style:tab-stops/>
      </style:paragraph-properties>
      <style:text-properties fo:color="#00000a" style:text-position="sub 64%" style:font-name="Times New Roman" fo:font-size="14pt" fo:font-weight="bold" style:font-name-asian="Arial" style:font-size-asian="14pt" style:font-weight-asian="bold"/>
    </style:style>
    <style:style style:name="P52" style:family="paragraph" style:parent-style-name="Standard">
      <style:paragraph-properties fo:margin-left="1.27cm" fo:margin-right="0cm" fo:margin-top="0.423cm" fo:margin-bottom="0.106cm" fo:line-height="0.423cm" fo:text-indent="0cm" style:auto-text-indent="false" fo:keep-with-next="always">
        <style:tab-stops/>
      </style:paragraph-properties>
      <style:text-properties fo:color="#000000" style:text-position="sub 64%" style:font-name="Times New Roman" fo:font-size="14pt" fo:font-weight="bold" fo:background-color="#00ff00" style:font-name-asian="Arial" style:font-size-asian="14pt" style:font-weight-asian="bold"/>
    </style:style>
    <style:style style:name="P53" style:family="paragraph" style:parent-style-name="Standard">
      <style:paragraph-properties fo:margin-left="1.016cm" fo:margin-right="0cm" fo:margin-top="0.423cm" fo:margin-bottom="0.106cm" fo:line-height="0.423cm" fo:text-indent="0cm" style:auto-text-indent="false" fo:keep-with-next="always">
        <style:tab-stops/>
      </style:paragraph-properties>
      <style:text-properties fo:color="#000000" style:text-position="sub 64%" style:font-name="Times New Roman" fo:font-size="14pt" fo:font-weight="bold" style:font-name-asian="Arial" style:font-size-asian="14pt" style:font-weight-asian="bold"/>
    </style:style>
    <style:style style:name="P54" style:family="paragraph" style:parent-style-name="Standard">
      <style:paragraph-properties fo:margin-left="0.762cm" fo:margin-right="0cm" fo:line-height="0.423cm" fo:text-indent="0cm" style:auto-text-indent="false">
        <style:tab-stops/>
      </style:paragraph-properties>
      <style:text-properties fo:color="#00000a" style:text-position="sub 67%" style:font-name="Times New Roman" style:font-name-asian="Arial"/>
    </style:style>
    <style:style style:name="P55" style:family="paragraph" style:parent-style-name="Text_20_body">
      <style:text-properties fo:color="#00000a" style:text-position="sub 67%" style:font-name="Times New Roman" style:font-name-asian="Arial"/>
    </style:style>
    <style:style style:name="P56" style:family="paragraph" style:parent-style-name="Text_20_body">
      <style:text-properties style:font-name="Times New Roman"/>
    </style:style>
    <style:style style:name="P57" style:family="paragraph" style:parent-style-name="Text_20_body" style:list-style-name="L1">
      <style:text-properties style:font-name="Times New Roman"/>
    </style:style>
    <style:style style:name="P58" style:family="paragraph" style:parent-style-name="Text_20_body" style:list-style-name="WWNum68">
      <style:text-properties style:font-name="Times New Roman"/>
    </style:style>
    <style:style style:name="P59" style:family="paragraph" style:parent-style-name="Text_20_body" style:list-style-name="L10">
      <style:text-properties style:font-name="Times New Roman"/>
    </style:style>
    <style:style style:name="P60" style:family="paragraph" style:parent-style-name="Text_20_body" style:list-style-name="L10">
      <style:text-properties style:font-name="Times New Roman" fo:font-weight="bold" style:font-weight-asian="bold" style:font-weight-complex="bold"/>
    </style:style>
    <style:style style:name="P61" style:family="paragraph" style:parent-style-name="Text_20_body">
      <style:text-properties fo:color="#000000" style:text-position="sub 67%" style:font-name="Times New Roman" style:font-name-asian="Arial"/>
    </style:style>
    <style:style style:name="P62" style:family="paragraph" style:parent-style-name="Text_20_body">
      <style:text-properties style:use-window-font-color="true" style:font-name="Times New Roman" fo:font-size="12pt" style:font-size-asian="12pt" style:font-size-complex="12pt"/>
    </style:style>
    <style:style style:name="P6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style:use-window-font-color="true" style:font-name="Times New Roman" fo:font-size="12pt" fo:letter-spacing="normal" fo:font-style="normal" fo:font-weight="normal"/>
    </style:style>
    <style:style style:name="P64"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style:use-window-font-color="true" style:font-name="Times New Roman" fo:font-size="12pt" fo:letter-spacing="normal" fo:font-style="normal" fo:font-weight="normal"/>
    </style:style>
    <style:style style:name="P65"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style:use-window-font-color="true" style:font-name="Times New Roman" fo:font-size="12pt" fo:letter-spacing="normal" fo:font-style="normal" fo:font-weight="normal"/>
    </style:style>
    <style:style style:name="P66" style:family="paragraph" style:parent-style-name="Text_20_body" style:list-style-name="L6">
      <style:paragraph-properties fo:margin-left="0cm" fo:margin-right="0cm" fo:margin-top="0cm" fo:margin-bottom="0cm" fo:orphans="2" fo:widows="2" fo:text-indent="0cm" style:auto-text-indent="false" fo:padding="0cm" fo:border="none"/>
    </style:style>
    <style:style style:name="P67" style:family="paragraph" style:parent-style-name="Text_20_body" style:list-style-name="L7">
      <style:paragraph-properties fo:margin-left="0cm" fo:margin-right="0cm" fo:margin-top="0cm" fo:margin-bottom="0cm" fo:orphans="2" fo:widows="2" fo:text-indent="0cm" style:auto-text-indent="false" fo:padding="0cm" fo:border="none"/>
    </style:style>
    <style:style style:name="P68" style:family="paragraph" style:parent-style-name="Text_20_body">
      <style:paragraph-properties fo:margin-left="0cm" fo:margin-right="0cm" fo:margin-top="0cm" fo:margin-bottom="0.529cm" fo:orphans="2" fo:widows="2" fo:text-indent="0cm" style:auto-text-indent="false" fo:padding="0cm" fo:border="none"/>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69" style:family="paragraph" style:parent-style-name="Contents_20_4">
      <style:paragraph-properties>
        <style:tab-stops>
          <style:tab-stop style:position="13.742cm" style:type="right" style:leader-style="dotted" style:leader-text="."/>
        </style:tab-stops>
      </style:paragraph-properties>
    </style:style>
    <style:style style:name="T1" style:family="text">
      <style:text-properties fo:color="#00000a" style:text-position="sub 67%" style:font-name="Century Gothic" style:font-name-asian="Century Gothic" style:font-name-complex="Century Gothic"/>
    </style:style>
    <style:style style:name="T2" style:family="text">
      <style:text-properties fo:color="#00000a" style:text-position="sub 67%" style:font-name="Arial" style:font-name-asian="Arial"/>
    </style:style>
    <style:style style:name="T3" style:family="text">
      <style:text-properties fo:color="#00000a" style:text-position="sub 67%" style:font-name="Arial" fo:font-weight="bold" style:font-name-asian="Arial" style:font-weight-asian="bold"/>
    </style:style>
    <style:style style:name="T4" style:family="text">
      <style:text-properties fo:color="#00000a" style:text-position="sub 67%" style:font-name-asian="Arial"/>
    </style:style>
    <style:style style:name="T5" style:family="text">
      <style:text-properties fo:color="#00000a" style:text-position="sub 67%" fo:font-weight="bold" style:font-name-asian="Arial" style:font-weight-asian="bold"/>
    </style:style>
    <style:style style:name="T6" style:family="text">
      <style:text-properties fo:color="#00000a" style:text-position="sub 67%" style:font-name-asian="Century Gothic" style:font-name-complex="Century Gothic"/>
    </style:style>
    <style:style style:name="T7" style:family="text">
      <style:text-properties fo:color="#00000a" style:text-position="sub 67%" style:font-name="Times New Roman" style:font-name-asian="Arial"/>
    </style:style>
    <style:style style:name="T8" style:family="text">
      <style:text-properties fo:color="#00000a" style:text-position="sub 67%" style:font-name="Times New Roman" fo:font-weight="bold" style:font-name-asian="Arial" style:font-weight-asian="bold"/>
    </style:style>
    <style:style style:name="T9" style:family="text">
      <style:text-properties fo:color="#00000a" style:text-position="sub 67%" style:font-name="Times New Roman" style:font-name-asian="Century Gothic" style:font-name-complex="Century Gothic"/>
    </style:style>
    <style:style style:name="T10" style:family="text">
      <style:text-properties style:text-position="sub 67%" style:font-name="Arial" fo:font-weight="bold" style:font-name-asian="Arial" style:font-weight-asian="bold"/>
    </style:style>
    <style:style style:name="T11" style:family="text">
      <style:text-properties style:text-position="sub 67%" style:font-name="Arial" fo:font-weight="bold" style:font-name-asian="Cambria" style:font-weight-asian="bold" style:font-name-complex="Cambria"/>
    </style:style>
    <style:style style:name="T12" style:family="text">
      <style:text-properties style:text-position="sub 67%" style:font-name="Arial" fo:font-weight="bold" fo:background-color="#ffffff" style:font-name-asian="Cambria" style:font-weight-asian="bold" style:font-name-complex="Cambria"/>
    </style:style>
    <style:style style:name="T13" style:family="text">
      <style:text-properties style:text-position="sub 67%" style:font-name="Arial" fo:font-style="italic" fo:font-weight="bold" style:font-name-asian="Cambria" style:font-style-asian="italic" style:font-weight-asian="bold" style:font-name-complex="Cambria"/>
    </style:style>
    <style:style style:name="T14" style:family="text">
      <style:text-properties style:text-position="sub 67%" fo:font-weight="bold" style:font-name-asian="Arial" style:font-weight-asian="bold"/>
    </style:style>
    <style:style style:name="T15" style:family="text">
      <style:text-properties style:text-position="sub 67%" fo:font-weight="bold" style:font-name-asian="Cambria" style:font-weight-asian="bold" style:font-name-complex="Cambria"/>
    </style:style>
    <style:style style:name="T16" style:family="text">
      <style:text-properties style:text-position="sub 67%" fo:font-weight="bold" fo:background-color="#ffffff" style:font-name-asian="Cambria" style:font-weight-asian="bold" style:font-name-complex="Cambria"/>
    </style:style>
    <style:style style:name="T17" style:family="text">
      <style:text-properties style:text-position="sub 67%" fo:font-style="italic" fo:font-weight="bold" style:font-name-asian="Cambria" style:font-style-asian="italic" style:font-weight-asian="bold" style:font-name-complex="Cambria"/>
    </style:style>
    <style:style style:name="T18" style:family="text">
      <style:text-properties style:text-position="sub 67%" style:font-name="Times New Roman" fo:font-weight="bold" style:font-name-asian="Arial" style:font-weight-asian="bold"/>
    </style:style>
    <style:style style:name="T19" style:family="text">
      <style:text-properties style:text-position="sub 67%" style:font-name="Times New Roman" fo:font-weight="bold" style:font-name-asian="Cambria" style:font-weight-asian="bold" style:font-name-complex="Cambria"/>
    </style:style>
    <style:style style:name="T20" style:family="text">
      <style:text-properties style:text-position="sub 67%" style:font-name="Times New Roman" fo:font-weight="bold" fo:background-color="#ffffff" style:font-name-asian="Cambria" style:font-weight-asian="bold" style:font-name-complex="Cambria"/>
    </style:style>
    <style:style style:name="T21" style:family="text">
      <style:text-properties style:text-position="sub 67%" style:font-name="Times New Roman" fo:font-style="italic" fo:font-weight="bold" style:font-name-asian="Cambria" style:font-style-asian="italic" style:font-weight-asian="bold" style:font-name-complex="Cambria"/>
    </style:style>
    <style:style style:name="T22" style:family="text">
      <style:text-properties style:text-position="sub 67%" style:font-name="Times New Roman" fo:font-style="italic" fo:font-weight="normal" style:font-name-asian="Cambria" style:font-style-asian="italic" style:font-weight-asian="normal" style:font-name-complex="Cambria" style:font-weight-complex="normal"/>
    </style:style>
    <style:style style:name="T23" style:family="text">
      <style:text-properties style:text-position="sub 67%" style:font-name="Times New Roman" fo:font-style="italic" style:text-underline-style="solid" style:text-underline-width="auto" style:text-underline-color="font-color" fo:font-weight="normal" style:font-name-asian="Cambria" style:font-style-asian="italic" style:font-weight-asian="normal" style:font-name-complex="Cambria" style:font-weight-complex="normal"/>
    </style:style>
    <style:style style:name="T24" style:family="text">
      <style:text-properties style:text-position="sub 67%" style:font-name="Times New Roman" fo:font-style="italic" style:text-underline-style="none" fo:font-weight="normal" style:font-name-asian="Cambria" style:font-style-asian="italic" style:font-weight-asian="normal" style:font-name-complex="Cambria" style:font-weight-complex="normal"/>
    </style:style>
    <style:style style:name="T25" style:family="text">
      <style:text-properties style:text-position="sub 67%" style:font-name="Times New Roman" fo:font-weight="normal" style:font-name-asian="Cambria" style:font-weight-asian="normal" style:font-name-complex="Cambria" style:font-weight-complex="normal"/>
    </style:style>
    <style:style style:name="T26" style:family="text">
      <style:text-properties style:text-position="sub 67%" style:font-name="Times New Roman" fo:font-weight="normal" fo:background-color="#ffffff" style:font-name-asian="Cambria" style:font-weight-asian="normal" style:font-name-complex="Cambria" style:font-weight-complex="normal"/>
    </style:style>
    <style:style style:name="T27" style:family="text">
      <style:text-properties style:text-position="sub 67%" style:font-name="Times New Roman" style:text-underline-style="solid" style:text-underline-width="auto" style:text-underline-color="font-color" fo:font-weight="normal" style:font-name-asian="Cambria" style:font-weight-asian="normal" style:font-name-complex="Cambria" style:font-weight-complex="normal"/>
    </style:style>
    <style:style style:name="T28" style:family="text">
      <style:text-properties style:text-position="sub 67%" style:font-name="Times New Roman" style:text-underline-style="solid" style:text-underline-width="auto" style:text-underline-color="font-color" fo:font-weight="normal" fo:background-color="#ffffff" style:font-name-asian="Cambria" style:font-weight-asian="normal" style:font-name-complex="Cambria" style:font-weight-complex="normal"/>
    </style:style>
    <style:style style:name="T29" style:family="text">
      <style:text-properties style:text-position="sub 67%" style:font-name="Times New Roman" style:text-underline-style="none" fo:font-weight="normal" style:font-name-asian="Cambria" style:font-weight-asian="normal" style:font-name-complex="Cambria" style:font-weight-complex="normal"/>
    </style:style>
    <style:style style:name="T30" style:family="text">
      <style:text-properties style:text-position="sub 67%" style:font-name="Times New Roman" style:text-underline-style="none" fo:font-weight="normal" fo:background-color="#ffffff" style:font-name-asian="Cambria" style:font-weight-asian="normal" style:font-name-complex="Cambria" style:font-weight-complex="normal"/>
    </style:style>
    <style:style style:name="T31" style:family="text">
      <style:text-properties fo:color="#000000" style:text-position="sub 67%" style:font-name="Arial" fo:font-weight="bold" style:font-name-asian="Arial" style:font-weight-asian="bold"/>
    </style:style>
    <style:style style:name="T32" style:family="text">
      <style:text-properties fo:color="#000000" style:text-position="sub 67%" style:font-name="Arial" style:font-name-asian="Arial"/>
    </style:style>
    <style:style style:name="T33" style:family="text">
      <style:text-properties fo:color="#000000" style:text-position="sub 67%" fo:font-weight="bold" style:font-name-asian="Arial" style:font-weight-asian="bold"/>
    </style:style>
    <style:style style:name="T34" style:family="text">
      <style:text-properties fo:color="#000000" style:text-position="sub 67%" style:font-name-asian="Arial"/>
    </style:style>
    <style:style style:name="T35" style:family="text">
      <style:text-properties fo:color="#000000" style:text-position="sub 67%" style:font-name="Times New Roman" fo:font-weight="bold" style:font-name-asian="Arial" style:font-weight-asian="bold"/>
    </style:style>
    <style:style style:name="T36" style:family="text">
      <style:text-properties fo:color="#000000" style:text-position="sub 67%" style:font-name="Times New Roman" style:font-name-asian="Arial"/>
    </style:style>
    <style:style style:name="T37" style:family="text">
      <style:text-properties fo:color="#000000" style:text-position="sub 64%" style:font-name="Arial" fo:font-size="14pt" style:font-name-asian="Arial" style:font-size-asian="14pt"/>
    </style:style>
    <style:style style:name="T38" style:family="text">
      <style:text-properties fo:color="#000000" style:text-position="sub 64%" style:font-name="Arial" fo:font-size="14pt" fo:font-weight="bold" style:font-name-asian="Arial" style:font-size-asian="14pt" style:font-weight-asian="bold"/>
    </style:style>
    <style:style style:name="T39" style:family="text">
      <style:text-properties fo:color="#000000" style:text-position="sub 64%" style:font-name="Arial" fo:font-size="14pt" fo:font-weight="bold" style:font-name-asian="Arial" style:font-size-asian="14pt" style:font-weight-asian="bold" style:font-weight-complex="bold"/>
    </style:style>
    <style:style style:name="T40" style:family="text">
      <style:text-properties fo:color="#000000" style:text-position="sub 64%" fo:font-size="14pt" style:font-name-asian="Arial" style:font-size-asian="14pt"/>
    </style:style>
    <style:style style:name="T41" style:family="text">
      <style:text-properties fo:color="#000000" style:text-position="sub 64%" fo:font-size="14pt" fo:font-weight="bold" style:font-name-asian="Arial" style:font-size-asian="14pt" style:font-weight-asian="bold"/>
    </style:style>
    <style:style style:name="T42" style:family="text">
      <style:text-properties fo:color="#000000" style:text-position="sub 64%" fo:font-size="14pt" fo:font-weight="bold" style:font-name-asian="Arial" style:font-size-asian="14pt" style:font-weight-asian="bold" style:font-weight-complex="bold"/>
    </style:style>
    <style:style style:name="T43" style:family="text">
      <style:text-properties fo:color="#000000" style:text-position="sub 64%" style:font-name="Times New Roman" fo:font-size="14pt" style:font-name-asian="Arial" style:font-size-asian="14pt"/>
    </style:style>
    <style:style style:name="T44" style:family="text">
      <style:text-properties fo:color="#000000" style:text-position="sub 64%" style:font-name="Times New Roman" fo:font-size="14pt" fo:font-weight="bold" style:font-name-asian="Arial" style:font-size-asian="14pt" style:font-weight-asian="bold"/>
    </style:style>
    <style:style style:name="T45" style:family="text">
      <style:text-properties fo:color="#000000" style:text-position="sub 64%" style:font-name="Times New Roman" fo:font-size="14pt" fo:font-weight="bold" style:font-name-asian="Arial" style:font-size-asian="14pt" style:font-weight-asian="bold" style:font-weight-complex="bold"/>
    </style:style>
    <style:style style:name="T46" style:family="text">
      <style:text-properties fo:color="#222222" style:text-position="sub 67%" style:font-name="Arial" style:font-name-asian="Arial"/>
    </style:style>
    <style:style style:name="T47" style:family="text">
      <style:text-properties fo:color="#222222" style:text-position="sub 67%" style:font-name="Arial" fo:font-weight="bold" style:font-name-asian="Arial" style:font-weight-asian="bold"/>
    </style:style>
    <style:style style:name="T48" style:family="text">
      <style:text-properties fo:color="#222222" style:text-position="sub 67%" style:font-name-asian="Arial"/>
    </style:style>
    <style:style style:name="T49" style:family="text">
      <style:text-properties fo:color="#222222" style:text-position="sub 67%" fo:font-weight="bold" style:font-name-asian="Arial" style:font-weight-asian="bold"/>
    </style:style>
    <style:style style:name="T50" style:family="text">
      <style:text-properties fo:color="#222222" style:text-position="sub 67%" style:font-name="Times New Roman" style:font-name-asian="Arial"/>
    </style:style>
    <style:style style:name="T51" style:family="text">
      <style:text-properties fo:color="#222222" style:text-position="sub 67%" style:font-name="Times New Roman" fo:font-weight="bold" style:font-name-asian="Arial" style:font-weight-asian="bold"/>
    </style:style>
    <style:style style:name="T52" style:family="text">
      <style:text-properties style:text-underline-style="none"/>
    </style:style>
    <style:style style:name="T53" style:family="text">
      <style:text-properties fo:font-variant="normal" fo:text-transform="none" fo:letter-spacing="normal" fo:font-style="normal" fo:font-weight="normal"/>
    </style:style>
    <style:style style:name="T54" style:family="text">
      <style:text-properties fo:font-variant="normal" fo:text-transform="none" style:use-window-font-color="true" style:font-name="Times New Roman" fo:font-size="12pt" fo:letter-spacing="normal" fo:font-style="normal" fo:font-weight="normal"/>
    </style:style>
    <style:style style:name="T55"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56" style:family="text">
      <style:text-properties fo:font-variant="normal" fo:text-transform="none" style:use-window-font-color="true" style:font-name="Times New Roman" fo:font-size="12pt" fo:letter-spacing="normal" fo:font-style="normal" fo:font-weight="bold"/>
    </style:style>
    <style:style style:name="T57"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58" style:family="text">
      <style:text-properties fo:font-variant="normal" fo:text-transform="none" style:use-window-font-color="true" style:font-name="Times New Roman" fo:font-size="12pt" fo:letter-spacing="normal" fo:font-style="normal" fo:font-weight="bold" fo:background-color="transparent" style:font-size-asian="12pt" style:font-size-complex="12pt"/>
    </style:style>
    <style:style style:name="T59" style:family="text">
      <style:text-properties fo:font-variant="normal" fo:text-transform="none" style:use-window-font-color="true" style:font-name="Times New Roman" fo:font-size="12pt" fo:letter-spacing="normal" fo:font-style="normal" style:text-underline-style="solid" style:text-underline-width="auto" style:text-underline-color="font-color" fo:font-weight="normal"/>
    </style:style>
    <style:style style:name="T60"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style>
    <style:style style:name="T61" style:family="text">
      <style:text-properties fo:font-variant="normal" fo:text-transform="none" style:use-window-font-color="true" style:text-line-through-style="none" fo:font-size="12pt" fo:letter-spacing="normal" fo:font-style="normal" style:text-underline-style="none" fo:font-weight="normal" style:text-blinking="false"/>
    </style:style>
    <style:style style:name="T6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style>
    <style:style style:name="T63" style:family="text">
      <style:text-properties fo:font-variant="normal" fo:text-transform="none" style:use-window-font-color="true" fo:font-size="12pt" fo:letter-spacing="normal" fo:font-style="normal" fo:font-weight="bold"/>
    </style:style>
    <style:style style:name="T64" style:family="text">
      <style:text-properties fo:font-variant="normal" fo:text-transform="none" style:use-window-font-color="true" fo:font-size="12pt" fo:letter-spacing="normal" fo:font-style="normal" fo:font-weight="bold" style:font-size-asian="12pt" style:font-size-complex="12pt"/>
    </style:style>
    <style:style style:name="T65" style:family="text">
      <style:text-properties fo:font-variant="normal" fo:text-transform="none" style:use-window-font-color="true" fo:font-size="12pt" fo:letter-spacing="normal" fo:font-style="normal" fo:font-weight="bold" fo:background-color="transparent" style:font-size-asian="12pt" style:font-size-complex="12pt"/>
    </style:style>
    <style:style style:name="T66" style:family="text">
      <style:text-properties fo:font-variant="normal" fo:text-transform="none" style:use-window-font-color="true" fo:font-size="12pt" fo:letter-spacing="normal" fo:font-style="normal" fo:font-weight="normal"/>
    </style:style>
    <style:style style:name="T67" style:family="text">
      <style:text-properties fo:font-variant="normal" fo:text-transform="none" style:use-window-font-color="true" fo:font-size="12pt" fo:letter-spacing="normal" fo:font-style="normal" fo:font-weight="normal" fo:background-color="transparent" style:font-size-asian="12pt" style:font-size-complex="12pt"/>
    </style:style>
    <style:style style:name="T68" style:family="text">
      <style:text-properties fo:font-variant="normal" fo:text-transform="none" style:use-window-font-color="true" fo:font-size="12pt" fo:letter-spacing="normal" fo:font-style="normal" style:text-underline-style="solid" style:text-underline-width="auto" style:text-underline-color="font-color" fo:font-weight="normal"/>
    </style:style>
    <style:style style:name="T69" style:family="text">
      <style:text-properties fo:font-variant="normal" fo:text-transform="none" style:use-window-font-color="true" style:font-name="Times New Roman" fo:font-size="12pt" fo:letter-spacing="normal" fo:font-style="normal" fo:font-weight="bold"/>
    </style:style>
    <style:style style:name="T70"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71" style:family="text">
      <style:text-properties fo:font-variant="normal" fo:text-transform="none" style:use-window-font-color="true" style:font-name="Times New Roman" fo:font-size="12pt" fo:letter-spacing="normal" fo:font-style="normal" fo:font-weight="bold" fo:background-color="transparent" style:font-size-asian="12pt" style:font-size-complex="12pt"/>
    </style:style>
    <style:style style:name="T72" style:family="text">
      <style:text-properties fo:font-variant="normal" fo:text-transform="none" style:use-window-font-color="true" style:font-name="Times New Roman" fo:font-size="12pt" fo:letter-spacing="normal" fo:font-style="normal" fo:font-weight="normal"/>
    </style:style>
    <style:style style:name="T7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74" style:family="text">
      <style:text-properties fo:font-variant="normal" fo:text-transform="none" style:use-window-font-color="true" style:font-name="Times New Roman" fo:font-size="12pt" fo:letter-spacing="normal" fo:font-style="normal" style:text-underline-style="solid" style:text-underline-width="auto" style:text-underline-color="font-color" fo:font-weight="normal"/>
    </style:style>
    <style:style style:name="T75" style:family="text">
      <style:text-properties fo:font-style="normal" fo:font-weight="normal"/>
    </style:style>
    <style:style style:name="T76" style:family="text">
      <style:text-properties fo:font-weight="normal" style:font-weight-asian="normal" style:font-weight-complex="normal"/>
    </style:style>
    <style:style style:name="T77" style:family="text">
      <style:text-properties fo:font-weight="bold" style:font-weight-asian="bold" style:font-weight-complex="bold"/>
    </style:style>
    <style:style style:name="T78" style:family="text">
      <style:text-properties style:font-name="Times New Roman"/>
    </style:style>
    <style:style style:name="T79"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Universidad ORT</text:p>
      <text:p text:style-name="P1">Centro CTC</text:p>
      <text:p text:style-name="P1">CEI</text:p>
      <text:p text:style-name="P2"/>
      <text:p text:style-name="P1">Generala</text:p>
      <text:p text:style-name="P2"/>
      <text:p text:style-name="P1">Obligatorio</text:p>
      <text:p text:style-name="P1">Ingeniería de Software</text:p>
      <text:p text:style-name="P3"/>
      <text:p text:style-name="P3">Integrantes</text:p>
      <text:p text:style-name="P6"/>
      <text:p text:style-name="P6"/>
      <text:p text:style-name="P4">Mauro Aguirre</text:p>
      <text:p text:style-name="P8">Matías Cabrera</text:p>
      <text:p text:style-name="P5"/>
      <text:p text:style-name="P12">Docentes</text:p>
      <text:p text:style-name="P7"/>
      <text:p text:style-name="P12">Facundo Chacón</text:p>
      <text:p text:style-name="P5"/>
      <text:p text:style-name="P6"/>
      <text:p text:style-name="P6"/>
      <text:p text:style-name="P6"/>
      <text:p text:style-name="P6"/>
      <text:p text:style-name="P6"/>
      <text:p text:style-name="P5">2018</text:p>
      <text:p text:style-name="P13"/>
      <text:p text:style-name="P7"><text:s/></text:p>
      <text:p text:style-name="P9"/>
      <text:p text:style-name="Heading">Agradecimientos</text:p>
      <text:p text:style-name="P14"/>
      <text:p text:style-name="Heading">Abstract</text:p>
      <text:p text:style-name="P1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26">1Introducción<text:tab/>3</text:p>
          <text:p text:style-name="P26">2Presentación del cliente<text:tab/>3</text:p>
          <text:p text:style-name="P26">3Presentación del problema<text:tab/>3</text:p>
          <text:p text:style-name="P19">3.1Selección de primer jugador:<text:tab/>3</text:p>
          <text:p text:style-name="P19">3.2Inicia el juego:<text:tab/>4</text:p>
          <text:p text:style-name="P19">3.3Categorías:<text:tab/>4</text:p>
          <text:p text:style-name="P19">3.4Ganador:<text:tab/>4</text:p>
          <text:p text:style-name="P26">4Especificación de requerimientos<text:tab/>5</text:p>
          <text:p text:style-name="P19">4.1Necesidades<text:tab/>5</text:p>
          <text:p text:style-name="P19">4.2Objetivos<text:tab/>5</text:p>
          <text:p text:style-name="P19">4.3Lista de Requerimientos<text:tab/>5</text:p>
          <text:p text:style-name="P20">4.3.1Requerimientos Funcionales<text:tab/>5</text:p>
          <text:p text:style-name="P20">4.3.2Requerimientos No Funcionales<text:tab/>6</text:p>
          <text:p text:style-name="P26">5Alcances y limitaciones<text:tab/>7</text:p>
          <text:p text:style-name="P19">5.1Alcances:<text:tab/>7</text:p>
          <text:p text:style-name="P20">5.1.1Login:<text:tab/>7</text:p>
          <text:p text:style-name="P20">5.1.2Salas de fichas virtuales:<text:tab/>7</text:p>
          <text:p text:style-name="P20">5.1.3Salas de fichas reales:<text:tab/>7</text:p>
          <text:p text:style-name="P20">5.1.4Top ranking <text:tab/>7</text:p>
          <text:p text:style-name="P19">5.2Limitaciones:<text:tab/>7</text:p>
          <text:p text:style-name="P26">6Gestión del proyecto<text:tab/>7</text:p>
          <text:p text:style-name="P19">6.1Análisis de riesgos<text:tab/>7</text:p>
          <text:p text:style-name="P19">6.2Plan de contingencia<text:tab/>7</text:p>
          <text:p text:style-name="P19">6.3Ciclo de vida elegido<text:tab/>8</text:p>
          <text:p text:style-name="P20">6.3.1Introducción<text:tab/>8</text:p>
          <text:p text:style-name="P20">6.3.2Razón por la cual elegimos Scrum<text:tab/>8</text:p>
          <text:p text:style-name="P69">Ayuda a ahorrar tiempo y dinero<text:tab/>8</text:p>
          <text:p text:style-name="P69">Fomenta el trabajo en equipo<text:tab/>8</text:p>
          <text:p text:style-name="P69">Se adapta a la empresa<text:tab/>8</text:p>
          <text:p text:style-name="P69">Es de fácil manejo<text:tab/>8</text:p>
          <text:p text:style-name="P20">6.3.3Definición<text:tab/>9</text:p>
          <text:p text:style-name="P20">6.3.4Fases de la metodología Scrum<text:tab/>9</text:p>
          <text:p text:style-name="P20">6.3.5Roles de Scrum<text:tab/>10</text:p>
          <text:p text:style-name="P19">6.4Integrantes y roles<text:tab/>10</text:p>
          <text:p text:style-name="P19">6.5Plan de testing<text:tab/>11</text:p>
          <text:p text:style-name="P26">7Especificación técnica<text:tab/>11</text:p>
          <text:p text:style-name="P19">7.1Especificación de alternativas<text:tab/>11</text:p>
          <text:p text:style-name="P20">7.1.1Alternativa 1<text:tab/>11</text:p>
          <text:p text:style-name="P69">Descripción<text:tab/>11</text:p>
          <text:p text:style-name="P69">Diagrama<text:tab/>11</text:p>
          <text:p text:style-name="P69">Descripción de componentes<text:tab/>11</text:p>
          <text:p text:style-name="P69">Ventajas y desventajas<text:tab/>11</text:p>
          <text:p text:style-name="P20">7.1.2Alternativa 2<text:tab/>11</text:p>
          <text:p text:style-name="P69">Descripción<text:tab/>11</text:p>
          <text:p text:style-name="P69">Diagrama<text:tab/>11</text:p>
          <text:p text:style-name="P69"><text:soft-page-break/>Descripción de componentes<text:tab/>11</text:p>
          <text:p text:style-name="P69">Ventajas y desventajas<text:tab/>11</text:p>
          <text:p text:style-name="P19">7.2Elección de alternativa<text:tab/>11</text:p>
          <text:p text:style-name="P19">7.3Descripción de herramientas<text:tab/>11</text:p>
          <text:p text:style-name="P19">7.4Planificación del proyecto<text:tab/>12</text:p>
          <text:p text:style-name="P26">8Diseño<text:tab/>12</text:p>
          <text:p text:style-name="P19">8.1Diagrama de clases<text:tab/>12</text:p>
          <text:p text:style-name="P19">8.2Diagrama de base de datos<text:tab/>12</text:p>
          <text:p text:style-name="P19">8.3Casos de Uso<text:tab/>12</text:p>
          <text:p text:style-name="P20">8.3.1Diagrama de caso de uso<text:tab/>12</text:p>
          <text:p text:style-name="P20">8.3.2Nombre<text:tab/>12</text:p>
          <text:p text:style-name="P20">8.3.3Descripción<text:tab/>12</text:p>
          <text:p text:style-name="P20">8.3.4Diagrama de clases de caso de uso<text:tab/>12</text:p>
          <text:p text:style-name="P20"><text:s/><text:tab/>12</text:p>
          <text:p text:style-name="P26">9Pruebas<text:tab/>12</text:p>
          <text:p text:style-name="P26">10Logros<text:tab/>12</text:p>
          <text:p text:style-name="P19">10.1Requerimientos cumplidos<text:tab/>12</text:p>
          <text:p text:style-name="P19">10.2Requerimientos no cumplidos <text:s text:c="2"/><text:tab/>12</text:p>
          <text:p text:style-name="P26">11Conclusiones finales<text:tab/>12</text:p>
          <text:p text:style-name="P26">12Glosario<text:tab/>12</text:p>
          <text:p text:style-name="P26">13Referencias bibliográficas<text:tab/>12</text:p>
          <text:p text:style-name="P26">14Biblografia<text:tab/>12</text:p>
          <text:p text:style-name="P26">15Anexos<text:tab/>12</text:p>
          <text:p text:style-name="P19">15.1Hoja de Ruta<text:tab/>12</text:p>
        </text:index-body>
      </text:table-of-content>
      <text:p text:style-name="P11"/>
      <text:h text:style-name="P27" text:outline-level="1"><text:bookmark-start text:name="_Toc526310938"/><text:bookmark-start text:name="_Toc526311335"/>Introducción<text:bookmark-end text:name="_Toc526310938"/><text:bookmark-end text:name="_Toc526311335"/></text:h>
      <text:p text:style-name="P55">Tenemos como tarea la realización de una aplicación de escritorio del juego “La generala” para la empresa de juguetes llamada “Mattel”.</text:p>
      <text:p text:style-name="P55">La importancia de desarrollar este juego es expandir la misma al mercado de los juegos electrónicos.</text:p>
      <text:h text:style-name="P27" text:outline-level="1"><text:bookmark-start text:name="_Toc526310939"/><text:bookmark-start text:name="_Toc526311336"/>Presentación del cliente<text:bookmark-end text:name="_Toc526310939"/><text:bookmark-end text:name="_Toc526311336"/></text:h>
      <text:p text:style-name="Text_20_body"><text:span text:style-name="Fuente_20_de_20_párrafo_20_predeter."><text:span text:style-name="T18"><text:tab/></text:span></text:span><text:span text:style-name="Fuente_20_de_20_párrafo_20_predeter."><text:span text:style-name="T29"> Mattel, Inc. es una empresa estadounidense</text:span></text:span><text:span text:style-name="Fuente_20_de_20_párrafo_20_predeter."><text:span text:style-name="T30"> </text:span></text:span><text:span text:style-name="Fuente_20_de_20_párrafo_20_predeter."><text:span text:style-name="T29">dedicada a la fabricación y distribución de </text:span></text:span><text:span text:style-name="Fuente_20_de_20_párrafo_20_predeter."><text:span text:style-name="T30">juguetes</text:span></text:span><text:span text:style-name="Fuente_20_de_20_párrafo_20_predeter."><text:span text:style-name="T29">, fundada en 1945</text:span></text:span><text:span text:style-name="Fuente_20_de_20_párrafo_20_predeter."><text:span text:style-name="T30"> </text:span></text:span><text:span text:style-name="Fuente_20_de_20_párrafo_20_predeter."><text:span text:style-name="T29">por Harold Matson y Elliot Handler. Entre sus productos más populares se encuentran </text:span></text:span><text:span text:style-name="Fuente_20_de_20_párrafo_20_predeter."><text:span text:style-name="T24">Barbie</text:span></text:span><text:span text:style-name="Fuente_20_de_20_párrafo_20_predeter."><text:span text:style-name="T29">, Hot</text:span></text:span><text:a xlink:type="simple" xlink:href="https://es.wikipedia.org/wiki/Hot_Wheels" office:target-frame-name="_top" xlink:show="replace" text:style-name="Internet_20_link" text:visited-style-name="Visited_20_Internet_20_Link"><text:span text:style-name="Fuente_20_de_20_párrafo_20_predeter."><text:span text:style-name="T23"> </text:span></text:span></text:a><text:span text:style-name="Fuente_20_de_20_párrafo_20_predeter."><text:span text:style-name="T24">Wheels</text:span></text:span><text:span text:style-name="Fuente_20_de_20_párrafo_20_predeter."><text:span text:style-name="T29">, Monster</text:span></text:span><text:a xlink:type="simple" xlink:href="https://es.wikipedia.org/wiki/Monster_High" office:target-frame-name="_top" xlink:show="replace" text:style-name="Internet_20_link" text:visited-style-name="Visited_20_Internet_20_Link"><text:span text:style-name="Fuente_20_de_20_párrafo_20_predeter."><text:span text:style-name="T23"> </text:span></text:span></text:a><text:span text:style-name="Fuente_20_de_20_párrafo_20_predeter."><text:span text:style-name="T24">High</text:span></text:span><text:span text:style-name="Fuente_20_de_20_párrafo_20_predeter."><text:span text:style-name="T29">, Ever After High</text:span></text:span><text:span text:style-name="Fuente_20_de_20_párrafo_20_predeter."><text:span text:style-name="T24"> </text:span></text:span><text:span text:style-name="Fuente_20_de_20_párrafo_20_predeter."><text:span text:style-name="T29">y master of the Universe. A comienzos de los años 1980</text:span></text:span><text:span text:style-name="Fuente_20_de_20_párrafo_20_predeter."><text:span text:style-name="T30"> </text:span></text:span><text:span text:style-name="Fuente_20_de_20_párrafo_20_predeter."><text:span text:style-name="T29">también estuvo inmersa en el sector de las videocpnsolas. Con presencia en más de 150 países y marcas complementarias como Fisher-Price</text:span></text:span><text:span text:style-name="Fuente_20_de_20_párrafo_20_predeter."><text:span text:style-name="T30"> </text:span></text:span><text:span text:style-name="Fuente_20_de_20_párrafo_20_predeter."><text:span text:style-name="T29">o Mega Brands, se trata de la segunda mayor juguetera a nivel mundial por detrás de Hasbro</text:span></text:span><text:span text:style-name="Fuente_20_de_20_párrafo_20_predeter."><text:span text:style-name="T29">.</text:span></text:span></text:p>
      <text:p text:style-name="P46"/>
      <text:h text:style-name="P27" text:outline-level="1"><text:bookmark-start text:name="_Toc526310940"/><text:bookmark-start text:name="_Toc526311337"/>Presentación del problema<text:bookmark-end text:name="_Toc526310940"/><text:bookmark-end text:name="_Toc526311337"/></text:h>
      <text:p text:style-name="Text_20_body"><text:span text:style-name="Fuente_20_de_20_párrafo_20_predeter."><text:span text:style-name="T7">A cont</text:span></text:span><text:span text:style-name="Fuente_20_de_20_párrafo_20_predeter."><text:span text:style-name="T8">i</text:span></text:span><text:span text:style-name="Fuente_20_de_20_párrafo_20_predeter."><text:span text:style-name="T7">nuación se detallaran los procesos que se llevan a cabo en el juego</text:span></text:span></text:p>
      <text:h text:style-name="P28" text:outline-level="2"><text:bookmark-start text:name="_Toc526310941"/><text:bookmark-start text:name="_Toc526311338"/>Selección de primer jugador:<text:bookmark-end text:name="_Toc526310941"/><text:bookmark-end text:name="_Toc526311338"/></text:h>
      <text:p text:style-name="Text_20_body"><text:span text:style-name="Fuente_20_de_20_párrafo_20_predeter."><text:span text:style-name="T7">Arroja 1 dado cada jugador para decidir quién inicia el juego. En caso de que haya empate con el numero más alto, los empatados vuelven a lanzar para desempatar.</text:span></text:span></text:p>
      <text:p text:style-name="P47"/>
      <text:p text:style-name="P15"><text:soft-page-break/><text:span text:style-name="Fuente_20_de_20_párrafo_20_predeter."><text:span text:style-name="T9"/></text:span></text:p>
      <text:h text:style-name="P28" text:outline-level="2"><text:bookmark-start text:name="_Toc526310942"/><text:bookmark-start text:name="_Toc526311339"/>Inicia el juego:<text:bookmark-end text:name="_Toc526310942"/><text:bookmark-end text:name="_Toc526311339"/></text:h>
      <text:p text:style-name="P56">Se lanzan los 5 dados, el jugador decide si los conserva o a cuantos quiere conservar. Arroja el resto de los dados hasta un máximo de 3 veces (contando el lanzamiento inicial).</text:p>
      <text:h text:style-name="P28" text:outline-level="2"><text:bookmark-start text:name="_Toc526310943"/><text:bookmark-start text:name="_Toc526311340"/>Categorías:<text:bookmark-end text:name="_Toc526310943"/><text:bookmark-end text:name="_Toc526311340"/></text:h>
      <text:p text:style-name="P61">Existen 11 posibles categorías:</text:p>
      <text:list xml:id="list2340123852277699121" text:style-name="WWNum38">
        <text:list-item>
          <text:p text:style-name="P42"><text:span text:style-name="Fuente_20_de_20_párrafo_20_predeter."><text:span text:style-name="T35">1</text:span></text:span><text:span text:style-name="Fuente_20_de_20_párrafo_20_predeter."><text:span text:style-name="T36">: Se coloca el número que de la suma de 1 obtenidos.</text:span></text:span></text:p>
        </text:list-item>
        <text:list-item>
          <text:p text:style-name="P42"><text:span text:style-name="Fuente_20_de_20_párrafo_20_predeter."><text:span text:style-name="T35">2</text:span></text:span><text:span text:style-name="Fuente_20_de_20_párrafo_20_predeter."><text:span text:style-name="T36">: Se coloca el número que de la suma de 2 obtenidos.</text:span></text:span></text:p>
        </text:list-item>
        <text:list-item>
          <text:p text:style-name="P42"><text:span text:style-name="Fuente_20_de_20_párrafo_20_predeter."><text:span text:style-name="T35">3</text:span></text:span><text:span text:style-name="Fuente_20_de_20_párrafo_20_predeter."><text:span text:style-name="T36">: Se coloca el número que de la suma de 3 obtenidos.</text:span></text:span></text:p>
        </text:list-item>
        <text:list-item>
          <text:p text:style-name="P42"><text:span text:style-name="Fuente_20_de_20_párrafo_20_predeter."><text:span text:style-name="T35">4</text:span></text:span><text:span text:style-name="Fuente_20_de_20_párrafo_20_predeter."><text:span text:style-name="T36">: Se coloca el número que de la suma de 4 obtenidos.</text:span></text:span></text:p>
        </text:list-item>
        <text:list-item>
          <text:p text:style-name="P42"><text:span text:style-name="Fuente_20_de_20_párrafo_20_predeter."><text:span text:style-name="T35">5</text:span></text:span><text:span text:style-name="Fuente_20_de_20_párrafo_20_predeter."><text:span text:style-name="T36">: Se coloca el número que de la suma de 5 obtenidos.</text:span></text:span></text:p>
        </text:list-item>
        <text:list-item>
          <text:p text:style-name="P42"><text:span text:style-name="Fuente_20_de_20_párrafo_20_predeter."><text:span text:style-name="T35">6</text:span></text:span><text:span text:style-name="Fuente_20_de_20_párrafo_20_predeter."><text:span text:style-name="T36">: Se coloca el número que de la suma de 6 obtenidos.</text:span></text:span></text:p>
        </text:list-item>
        <text:list-item>
          <text:p text:style-name="P42"><text:span text:style-name="Fuente_20_de_20_párrafo_20_predeter."><text:span text:style-name="T35">Escalera</text:span></text:span><text:span text:style-name="Fuente_20_de_20_párrafo_20_predeter."><text:span text:style-name="T36">: 25 puntos si es servida, 20 si fue armada </text:span></text:span><text:span text:style-name="Fuente_20_de_20_párrafo_20_predeter."><text:span text:style-name="T50">Se forma con una progresión de números. Hay tres posibilidades: 1-2-3-4-5, 2-3-4-5-6 y 3-4-5-6-1 ("escalera al as").</text:span></text:span></text:p>
        </text:list-item>
        <text:list-item>
          <text:p text:style-name="P43"><text:span text:style-name="Fuente_20_de_20_párrafo_20_predeter."><text:span text:style-name="T51">Full:</text:span></text:span><text:span text:style-name="Fuente_20_de_20_párrafo_20_predeter."><text:span text:style-name="T50"> 35 puntos si es servido o 30 puntos si es armado. Se forma con dos grupos de dados iguales, uno de tres y otro de dos dados.</text:span></text:span></text:p>
        </text:list-item>
        <text:list-item>
          <text:p text:style-name="P43"><text:span text:style-name="Fuente_20_de_20_párrafo_20_predeter."><text:span text:style-name="T51">Póker:</text:span></text:span><text:span text:style-name="Fuente_20_de_20_párrafo_20_predeter."><text:span text:style-name="T50"> 45 puntos si es servido o 40 puntos si es armado. Se forma con cuatro dados iguales.</text:span></text:span></text:p>
        </text:list-item>
        <text:list-item>
          <text:p text:style-name="P43"><text:span text:style-name="Fuente_20_de_20_párrafo_20_predeter."><text:span text:style-name="T51">Generala:</text:span></text:span><text:span text:style-name="Fuente_20_de_20_párrafo_20_predeter."><text:span text:style-name="T50"> 50 puntos si se logra formar cinco números iguales en dos o tres tiros.</text:span></text:span></text:p>
        </text:list-item>
        <text:list-item>
          <text:p text:style-name="P43"><text:span text:style-name="Fuente_20_de_20_párrafo_20_predeter."><text:span text:style-name="T51">Generala Doble:</text:span></text:span><text:span text:style-name="Fuente_20_de_20_párrafo_20_predeter."><text:span text:style-name="T50"> 60 puntos si se logra formar dos generalas en dos tiros de tres.</text:span></text:span></text:p>
        </text:list-item>
        <text:list-item>
          <text:p text:style-name="P43"><text:span text:style-name="Fuente_20_de_20_párrafo_20_predeter."><text:span text:style-name="T51">Generala Servida:</text:span></text:span><text:span text:style-name="Fuente_20_de_20_párrafo_20_predeter."><text:span text:style-name="T50"> Cuando se logra la Generala de un solo tiro, se llama generala servida y el jugador automáticamente gana el juego.</text:span></text:span></text:p>
        </text:list-item>
      </text:list>
      <text:p text:style-name="P44">Una vez conseguida una categoría esta es considerada “Cerrada”, si el jugador la repite no la podrá usar, de esta manera deberá buscar otra categoría con la combinación de dados obtenida.</text:p>
      <text:p text:style-name="P44">Si al final del turno un jugador no puede armar un juego conveniente en ninguna de sus categorías abiertas, deberá elegir alguna y tachar la casilla correspondiente, con lo cual quedara cerrada.</text:p>
      <text:p text:style-name="P45"/>
      <text:p text:style-name="P16"><text:span text:style-name="Fuente_20_de_20_párrafo_20_predeter."><text:span text:style-name="T7"/></text:span></text:p>
      <text:h text:style-name="P28" text:outline-level="2"><text:bookmark-start text:name="_Toc526310944"/><text:bookmark-start text:name="_Toc526311341"/>Ganador:<text:bookmark-end text:name="_Toc526310944"/><text:bookmark-end text:name="_Toc526311341"/></text:h>
      <text:p text:style-name="P56">Gana el jugador que ha logrado el mayor puntaje en los 11 turnos.</text:p>
      <text:p text:style-name="P56"/>
      <text:p text:style-name="P32"><text:soft-page-break/></text:p>
      <text:p text:style-name="P56">En la actualidad el juego cuenta con componentes físicos.</text:p>
      <text:p text:style-name="P56">Se utilizan 5 dados, un cubilete y una tabla de puntajes para llevar el registro de las jugadas.</text:p>
      <text:p text:style-name="P56">Se desea pasar a digitalizarlo y agregando funciones nuevas.</text:p>
      <text:p text:style-name="P48"/>
      <text:p text:style-name="P48"/>
      <text:p text:style-name="P48"/>
      <text:p text:style-name="P48"/>
      <text:p text:style-name="P17"><text:span text:style-name="Fuente_20_de_20_párrafo_20_predeter."><text:span text:style-name="T7"/></text:span></text:p>
      <text:p text:style-name="P33"/>
      <text:p text:style-name="P34"/>
      <text:p text:style-name="P35"><text:s/></text:p>
      <text:p text:style-name="P34"/>
      <text:p text:style-name="P34"/>
      <text:h text:style-name="P27" text:outline-level="1"><text:bookmark-start text:name="_Toc526310945"/><text:bookmark-start text:name="_Toc526311342"/>Especificación de requerimientos<text:bookmark-end text:name="_Toc526310945"/><text:bookmark-end text:name="_Toc526311342"/></text:h>
      <text:p text:style-name="P35"/>
      <text:h text:style-name="P28" text:outline-level="2"><text:bookmark-start text:name="_Toc526310946"/><text:bookmark-start text:name="_Toc526311343"/>Necesidades<text:bookmark-end text:name="_Toc526310946"/><text:bookmark-end text:name="_Toc526311343"/></text:h>
      <text:p text:style-name="P56">Aumentar cantidad de jugadores.</text:p>
      <text:p text:style-name="P56">Reducir los costos del juego</text:p>
      <text:p text:style-name="P56">Listar ranking de jugadores</text:p>
      <text:h text:style-name="P28" text:outline-level="2"><text:bookmark-start text:name="_Toc526310947"/><text:bookmark-start text:name="_Toc526311344"/>Objetivos<text:bookmark-end text:name="_Toc526310947"/><text:bookmark-end text:name="_Toc526311344"/></text:h>
      <text:p text:style-name="P56">Se desarrollará el juego de “La generala” en un formato digital, el cual tendrá sus reglas modificadas y se implementaran servidores para su uso multijugador.</text:p>
      <text:p text:style-name="P56">Cada jugador será registrado y podrá apostar con fichas virtuales y/o de valor real.</text:p>
      <text:h text:style-name="P28" text:outline-level="2"><text:bookmark-start text:name="_Toc526310948"/><text:bookmark-start text:name="_Toc526311345"/>Lista de Requerimientos<text:bookmark-end text:name="_Toc526310948"/><text:bookmark-end text:name="_Toc526311345"/></text:h>
      <text:p text:style-name="P35"/>
      <text:h text:style-name="P30" text:outline-level="3"><text:bookmark-start text:name="_Toc526310949"/><text:bookmark-start text:name="_Toc526311346"/>Requerimientos Funcionales<text:bookmark-end text:name="_Toc526310949"/><text:bookmark-end text:name="_Toc526311346"/></text:h>
      <text:p text:style-name="P51"/>
      <text:p text:style-name="P56">Luego de la reunión con el gerente de la empresa Mattel se destacaron los siguientes puntos a desarrollar dentro de la aplicación solicitada</text:p>
      <text:list xml:id="list8506613225839329785" text:style-name="L1">
        <text:list-item>
          <text:p text:style-name="P57">Registro de usuario.</text:p>
        </text:list-item>
        <text:list-item>
          <text:p text:style-name="P57">Inicio de sesión de usuario</text:p>
        </text:list-item>
        <text:list-item>
          <text:p text:style-name="P57">Jugar contra la IA</text:p>
        </text:list-item>
        <text:list-item>
          <text:p text:style-name="P57">Jugar contra otro usuario</text:p>
        </text:list-item>
        <text:list-item>
          <text:p text:style-name="P57">Catorce jugadas disponibles por juego</text:p>
        </text:list-item>
        <text:list-item>
          <text:p text:style-name="P57">Top 5 jugadores con más puntaje</text:p>
        </text:list-item>
        <text:list-item>
          <text:p text:style-name="P57">Top 5 jugadores con más porcentaje de victoria</text:p>
        </text:list-item>
        <text:list-item>
          <text:p text:style-name="P57">Top 5 jugadores con más fichas virtuales</text:p>
        </text:list-item>
        <text:list-item>
          <text:p text:style-name="P57">Top 5 jugadores con más fichas reales</text:p>
        </text:list-item>
        <text:list-item>
          <text:p text:style-name="P57"><text:soft-page-break/>Salas de apuestas para fichas virtuales</text:p>
        </text:list-item>
        <text:list-item>
          <text:p text:style-name="P57">Salas de apuestas para fichas reales</text:p>
        </text:list-item>
        <text:list-item>
          <text:p text:style-name="P57">Marcado de jugadas</text:p>
        </text:list-item>
        <text:list-item>
          <text:p text:style-name="P57">Límite de tiempo del turno: Un minuto y medio de tiempo límite para realizar la jugada</text:p>
        </text:list-item>
        <text:list-item>
          <text:p text:style-name="P57">Se controlará el abandono: Exceder el tiempo límite tres veces consecutivas</text:p>
        </text:list-item>
        <text:list-item>
          <text:p text:style-name="P57">Se penalizará el abandono: se pierden las fichas apostadas.</text:p>
        </text:list-item>
        <text:list-item>
          <text:p text:style-name="P57">Se controlarán los tres tiros de dados por turno: Generación aleatoria de valores de los dados</text:p>
        </text:list-item>
        <text:list-item>
          <text:p text:style-name="P57">Dos usuarios por partida</text:p>
        </text:list-item>
        <text:list-item>
          <text:p text:style-name="P57">Asignación automática de jugador: Si no se encuentra otro jugador para la misma apuesta se empareja con la IA</text:p>
        </text:list-item>
        <text:list-item>
          <text:p text:style-name="P57">Visualización de puntaje dinámica</text:p>
        </text:list-item>
        <text:list-item>
          <text:p text:style-name="P57">Animación de dados</text:p>
        </text:list-item>
        <text:list-item>
          <text:p text:style-name="P57">Se controlará el tiempo por turno</text:p>
        </text:list-item>
        <text:list-item>
          <text:p text:style-name="P57">Selección de dados: Se seleccionan los dados que no se arrojaran en esa jugada</text:p>
        </text:list-item>
        <text:list-item>
          <text:p text:style-name="P57">Visualización de jugadas disponibles</text:p>
        </text:list-item>
        <text:list-item>
          <text:p text:style-name="P57">Se controlará el valor de apuestas</text:p>
        </text:list-item>
        <text:list-item>
          <text:p text:style-name="P57">Habrá opciones de apuestas en partida</text:p>
        </text:list-item>
        <text:list-item>
          <text:p text:style-name="P57">Habrá opciones de ingreso de usuario</text:p>
        </text:list-item>
        <text:list-item>
          <text:p text:style-name="P57">Habrá opciones de ingreso de salas</text:p>
        </text:list-item>
        <text:list-item>
          <text:p text:style-name="P57">Se acreditarán fichas virtuales diarias cada 24 horas</text:p>
        </text:list-item>
        <text:list-item>
          <text:p text:style-name="P57">Se acreditarán fichas reales</text:p>
        </text:list-item>
        <text:list-item>
          <text:p text:style-name="P57">Dar ganador: El jugador con mayor puntaje gana la partida y las fichas apostadas sean reales o virtuales</text:p>
        </text:list-item>
        <text:list-item>
          <text:p text:style-name="P57">Dar perdedor: El jugador con menor puntaje pierde la partida y las fichas apostadas sean reales o virtuales</text:p>
        </text:list-item>
        <text:list-item>
          <text:p text:style-name="P57">Generación aleatoria del jugador que da inicio</text:p>
        </text:list-item>
      </text:list>
      <text:p text:style-name="P35"/>
      <text:h text:style-name="P30" text:outline-level="3"><text:bookmark-start text:name="_Toc526310950"/><text:bookmark-start text:name="_Toc526311347"/>Requerimientos No Funcionales<text:bookmark-end text:name="_Toc526310950"/><text:bookmark-end text:name="_Toc526311347"/></text:h>
      <text:list xml:id="list5588669223061694048" text:style-name="WWNum68">
        <text:list-item>
          <text:p text:style-name="P58">Aplicación de escritorio</text:p>
        </text:list-item>
        <text:list-item>
          <text:p text:style-name="P58">Sonidos y música</text:p>
        </text:list-item>
        <text:list-item>
          <text:p text:style-name="P58">Implementación en Java e interfaz en swing</text:p>
        </text:list-item>
        <text:list-item>
          <text:p text:style-name="P58"><text:soft-page-break/>Interfaz intuitiva</text:p>
        </text:list-item>
      </text:list>
      <text:p text:style-name="P35"/>
      <text:h text:style-name="P27" text:outline-level="1"><text:bookmark-start text:name="_Toc526310951"/><text:bookmark-start text:name="_Toc526311348"/>Alcances y limitaciones<text:bookmark-end text:name="_Toc526310951"/><text:bookmark-end text:name="_Toc526311348"/></text:h>
      <text:p text:style-name="P50"/>
      <text:h text:style-name="P28" text:outline-level="2">Alcances:</text:h>
      <text:h text:style-name="P30" text:outline-level="3">Login:</text:h>
      <text:p text:style-name="P56">Permite logearse al sistema ingresando un usuario almacenado en la base.</text:p>
      <text:h text:style-name="P30" text:outline-level="3">Salas de fichas virtuales:</text:h>
      <text:p text:style-name="P56">Permite ingresar a una sala para jugar contra otro jugador o la inteligencia artificial apostando fichas virtuales.</text:p>
      <text:h text:style-name="P30" text:outline-level="3">Salas de fichas reales:</text:h>
      <text:p text:style-name="P56">Permite ingresar a una sala para jugar contra otro jugador o la inteligencia artificial apostando fichas <text:span text:style-name="T52">reales.</text:span></text:p>
      <text:h text:style-name="P30" text:outline-level="3">Top ranking </text:h>
      <text:p text:style-name="P48"/>
      <text:p text:style-name="P56">Permite ver una lista de los jugadores con mas puntos y con partidas mas ganadas.</text:p>
      <text:h text:style-name="P28" text:outline-level="2">Limitaciones:</text:h>
      <text:p text:style-name="P56">Este programa no posee limitaciones.</text:p>
      <text:p text:style-name="P33"/>
      <text:h text:style-name="P27" text:outline-level="1"><text:bookmark-start text:name="_Toc526310952"/><text:bookmark-start text:name="_Toc526311349"/>Gestión del proyecto<text:bookmark-end text:name="_Toc526310952"/><text:bookmark-end text:name="_Toc526311349"/></text:h>
      <text:h text:style-name="P28" text:outline-level="2"><text:bookmark-start text:name="_Toc526310953"/><text:bookmark-start text:name="_Toc526311350"/>Análisis de riesgos<text:bookmark-end text:name="_Toc526310953"/><text:bookmark-end text:name="_Toc526311350"/></text:h>
      <text:p text:style-name="Text_20_body">Determinar los posibles problemas que se pueden presentar en el desarrollo del proyecto, estimar la importancia de cada uno, así como el impacto que representa cada uno para el proyecto. Para cada riesgo detectado se deberá crear un plan de contingencia para cuando ese riesgo deje de ser potencial y se produzca.</text:p>
      <text:p text:style-name="Text_20_body"/>
      <text:p text:style-name="P5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Numero</text:p>
          </table:table-cell>
          <table:table-cell table:style-name="Tabla1.B1" office:value-type="string">
            <text:p text:style-name="P39">Descripción</text:p>
          </table:table-cell>
          <table:table-cell table:style-name="Tabla1.B1" office:value-type="string">
            <text:p text:style-name="P39">Ocurrencia (Probabilidad)</text:p>
          </table:table-cell>
          <table:table-cell table:style-name="Tabla1.B1" office:value-type="string">
            <text:p text:style-name="P39">Incidencia (Riesgo)</text:p>
          </table:table-cell>
        </table:table-row>
        <table:table-row table:style-name="Tabla1.1">
          <table:table-cell table:style-name="Tabla1.A1" office:value-type="string">
            <text:p text:style-name="P37">1</text:p>
          </table:table-cell>
          <table:table-cell table:style-name="Tabla1.B1" office:value-type="string">
            <text:p text:style-name="P37">Perdida de respaldo</text:p>
          </table:table-cell>
          <table:table-cell table:style-name="Tabla1.B1" office:value-type="string">
            <text:p text:style-name="P37">bajo</text:p>
          </table:table-cell>
          <table:table-cell table:style-name="Tabla1.B1" office:value-type="string">
            <text:p text:style-name="P37">alto</text:p>
          </table:table-cell>
        </table:table-row>
        <table:table-row table:style-name="Tabla1.1">
          <table:table-cell table:style-name="Tabla1.A3" office:value-type="string">
            <text:p text:style-name="P37">2</text:p>
          </table:table-cell>
          <table:table-cell table:style-name="Tabla1.B3" office:value-type="string">
            <text:p text:style-name="P37">Perdida de recursos</text:p>
          </table:table-cell>
          <table:table-cell table:style-name="Tabla1.B3" office:value-type="string">
            <text:p text:style-name="P37">bajo</text:p>
          </table:table-cell>
          <table:table-cell table:style-name="Tabla1.B3" office:value-type="string">
            <text:p text:style-name="P37">alto</text:p>
          </table:table-cell>
        </table:table-row>
        <table:table-row table:style-name="Tabla1.1">
          <table:table-cell table:style-name="Tabla1.A3" office:value-type="string">
            <text:p text:style-name="P37">3</text:p>
          </table:table-cell>
          <table:table-cell table:style-name="Tabla1.B3" office:value-type="string">
            <text:p text:style-name="P37">Ausencia de personal</text:p>
          </table:table-cell>
          <table:table-cell table:style-name="Tabla1.B3" office:value-type="string">
            <text:p text:style-name="P37">bajo</text:p>
          </table:table-cell>
          <table:table-cell table:style-name="Tabla1.B3" office:value-type="string">
            <text:p text:style-name="P37">alto</text:p>
          </table:table-cell>
        </table:table-row>
        <table:table-row table:style-name="Tabla1.1">
          <table:table-cell table:style-name="Tabla1.A3" office:value-type="string">
            <text:p text:style-name="P37">4</text:p>
          </table:table-cell>
          <table:table-cell table:style-name="Tabla1.B3" office:value-type="string">
            <text:p text:style-name="P37">Falta de conceptos</text:p>
          </table:table-cell>
          <table:table-cell table:style-name="Tabla1.B3" office:value-type="string">
            <text:p text:style-name="P37">alto</text:p>
          </table:table-cell>
          <table:table-cell table:style-name="Tabla1.B3" office:value-type="string">
            <text:p text:style-name="P37">alto</text:p>
          </table:table-cell>
        </table:table-row>
        <table:table-row table:style-name="Tabla1.1">
          <table:table-cell table:style-name="Tabla1.A3" office:value-type="string">
            <text:p text:style-name="P37">5</text:p>
          </table:table-cell>
          <table:table-cell table:style-name="Tabla1.B3" office:value-type="string">
            <text:p text:style-name="P37">Error de planificación</text:p>
          </table:table-cell>
          <table:table-cell table:style-name="Tabla1.B3" office:value-type="string">
            <text:p text:style-name="P37">mediano</text:p>
          </table:table-cell>
          <table:table-cell table:style-name="Tabla1.B3" office:value-type="string">
            <text:p text:style-name="P37">mediano</text:p>
          </table:table-cell>
        </table:table-row>
        <table:table-row table:style-name="Tabla1.1">
          <table:table-cell table:style-name="Tabla1.A3" office:value-type="string">
            <text:p text:style-name="P37">6</text:p>
          </table:table-cell>
          <table:table-cell table:style-name="Tabla1.B3" office:value-type="string">
            <text:p text:style-name="P37">Conflicto de implementaciones con tecnologías antiguas</text:p>
          </table:table-cell>
          <table:table-cell table:style-name="Tabla1.B3" office:value-type="string">
            <text:p text:style-name="P37">mediano-alto</text:p>
          </table:table-cell>
          <table:table-cell table:style-name="Tabla1.B3" office:value-type="string">
            <text:p text:style-name="P37">mediano</text:p>
          </table:table-cell>
        </table:table-row>
        <table:table-row table:style-name="Tabla1.1">
          <table:table-cell table:style-name="Tabla1.A3" office:value-type="string">
            <text:p text:style-name="P37">7</text:p>
          </table:table-cell>
          <table:table-cell table:style-name="Tabla1.B3" office:value-type="string">
            <text:p text:style-name="P37">Conflictos entre el equipo</text:p>
          </table:table-cell>
          <table:table-cell table:style-name="Tabla1.B3" office:value-type="string">
            <text:p text:style-name="P37">bajo</text:p>
          </table:table-cell>
          <table:table-cell table:style-name="Tabla1.B3" office:value-type="string">
            <text:p text:style-name="P37">mediano</text:p>
          </table:table-cell>
        </table:table-row>
        <table:table-row table:style-name="Tabla1.1">
          <table:table-cell table:style-name="Tabla1.A3" office:value-type="string">
            <text:p text:style-name="P37">8</text:p>
          </table:table-cell>
          <table:table-cell table:style-name="Tabla1.B3" office:value-type="string">
            <text:p text:style-name="P37">Conflicto entre plataformas</text:p>
          </table:table-cell>
          <table:table-cell table:style-name="Tabla1.B3" office:value-type="string">
            <text:p text:style-name="P37">alto</text:p>
          </table:table-cell>
          <table:table-cell table:style-name="Tabla1.B3" office:value-type="string">
            <text:p text:style-name="P37">alto</text:p>
          </table:table-cell>
        </table:table-row>
        <table:table-row table:style-name="Tabla1.1">
          <table:table-cell table:style-name="Tabla1.A3" office:value-type="string">
            <text:p text:style-name="P37">9</text:p>
          </table:table-cell>
          <table:table-cell table:style-name="Tabla1.B3" office:value-type="string">
            <text:p text:style-name="P37">Problemas de rendimiento</text:p>
          </table:table-cell>
          <table:table-cell table:style-name="Tabla1.B3" office:value-type="string">
            <text:p text:style-name="P37">bajo</text:p>
          </table:table-cell>
          <table:table-cell table:style-name="Tabla1.B3" office:value-type="string">
            <text:p text:style-name="P37">mediano</text:p>
          </table:table-cell>
        </table:table-row>
        <table:table-row table:style-name="Tabla1.1">
          <table:table-cell table:style-name="Tabla1.A3" office:value-type="string">
            <text:p text:style-name="P37">10</text:p>
          </table:table-cell>
          <table:table-cell table:style-name="Tabla1.B3" office:value-type="string">
            <text:p text:style-name="P37"/>
          </table:table-cell>
          <table:table-cell table:style-name="Tabla1.B3" office:value-type="string">
            <text:p text:style-name="P37"/>
          </table:table-cell>
          <table:table-cell table:style-name="Tabla1.B3" office:value-type="string">
            <text:p text:style-name="P37"/>
          </table:table-cell>
        </table:table-row>
        <table:table-row table:style-name="Tabla1.1">
          <table:table-cell table:style-name="Tabla1.A3" office:value-type="string">
            <text:p text:style-name="P37">11</text:p>
          </table:table-cell>
          <table:table-cell table:style-name="Tabla1.B3" office:value-type="string">
            <text:p text:style-name="P37"/>
          </table:table-cell>
          <table:table-cell table:style-name="Tabla1.B3" office:value-type="string">
            <text:p text:style-name="P37"/>
          </table:table-cell>
          <table:table-cell table:style-name="Tabla1.B3" office:value-type="string">
            <text:p text:style-name="P37"/>
          </table:table-cell>
        </table:table-row>
        <table:table-row table:style-name="Tabla1.1">
          <table:table-cell table:style-name="Tabla1.A3" office:value-type="string">
            <text:p text:style-name="P37">12</text:p>
          </table:table-cell>
          <table:table-cell table:style-name="Tabla1.B3" office:value-type="string">
            <text:p text:style-name="P37"/>
          </table:table-cell>
          <table:table-cell table:style-name="Tabla1.B3" office:value-type="string">
            <text:p text:style-name="P37"/>
          </table:table-cell>
          <table:table-cell table:style-name="Tabla1.B3" office:value-type="string">
            <text:p text:style-name="P37"/>
          </table:table-cell>
        </table:table-row>
        <table:table-row table:style-name="Tabla1.1">
          <table:table-cell table:style-name="Tabla1.A3" office:value-type="string">
            <text:p text:style-name="P37">13</text:p>
          </table:table-cell>
          <table:table-cell table:style-name="Tabla1.B3" office:value-type="string">
            <text:p text:style-name="P37"/>
          </table:table-cell>
          <table:table-cell table:style-name="Tabla1.B3" office:value-type="string">
            <text:p text:style-name="P37"/>
          </table:table-cell>
          <table:table-cell table:style-name="Tabla1.B3" office:value-type="string">
            <text:p text:style-name="P37"/>
          </table:table-cell>
        </table:table-row>
      </table:table>
      <text:p text:style-name="P48"/>
      <text:h text:style-name="P28" text:outline-level="2"><text:bookmark-start text:name="_Toc526310954"/><text:bookmark-start text:name="_Toc526311351"/><text:soft-page-break/>Plan de contingencia<text:bookmark-end text:name="_Toc526310954"/><text:bookmark-end text:name="_Toc526311351"/></text:h>
      <text:p text:style-name="Text_20_body"><text:span text:style-name="Fuente_20_de_20_párrafo_20_predeter."><text:span text:style-name="T43">1:</text:span></text:span><text:span text:style-name="Fuente_20_de_20_párrafo_20_predeter."><text:span text:style-name="T44"> </text:span></text:span><text:span text:style-name="Fuente_20_de_20_párrafo_20_predeter."><text:span text:style-name="T43">Tener más de un respaldo.</text:span></text:span></text:p>
      <text:p text:style-name="Text_20_body"><text:span text:style-name="Fuente_20_de_20_párrafo_20_predeter."><text:span text:style-name="T43">2:</text:span></text:span><text:span text:style-name="Fuente_20_de_20_párrafo_20_predeter."><text:span text:style-name="T45"> </text:span></text:span><text:span text:style-name="Fuente_20_de_20_párrafo_20_predeter."><text:span text:style-name="T43">Conseguir nuevo equipo (detallar)</text:span></text:span></text:p>
      <text:p text:style-name="Text_20_body">3: Procurar ir adelantados en el proyecto o de lo contrario implementa más tiempo para compensar</text:p>
      <text:p text:style-name="Text_20_body">4: Investigaremos los conceptos necesarios por nuestra cuenta</text:p>
      <text:p text:style-name="Text_20_body">5: Reevaluaremos la planificación e implementaremos cambios.</text:p>
      <text:p text:style-name="Text_20_body">6: Adaptaremos muestran nuevas implementaciones para que sean compatibles con las anteriores o de los contrarios cambiaremos las anteriores.</text:p>
      <text:p text:style-name="Text_20_body">7: Haremos una junta para llegar a un acuerdo.</text:p>
      <text:p text:style-name="Text_20_body">8: Evaluaremos entre el equipo una plataforma para usar en conjunto.</text:p>
      <text:p text:style-name="Text_20_body">9: Cambiaremos el diseño e implementación del programa para obtener mejor rendimiento.</text:p>
      <text:h text:style-name="P28" text:outline-level="2"><text:bookmark-start text:name="_Toc526310955"/><text:bookmark-start text:name="_Toc526311352"/>Ciclo de vida elegido<text:bookmark-end text:name="_Toc526310955"/><text:bookmark-end text:name="_Toc526311352"/></text:h>
      <text:h text:style-name="P30" text:outline-level="3">Introducción</text:h>
      <text:p text:style-name="P62"><text:span text:style-name="T53">La metodología Scrum es tendencia en la gestión de proyectos. Si trabajas en un sector en el que el nivel de incertidumbre es alto y tu trabajo ágil, quizás tengas que aplicar Scrum para gestionar tus proyectos.</text:span> </text:p>
      <text:h text:style-name="P30" text:outline-level="3">Razón por la cual elegimos Scrum</text:h>
      <text:p text:style-name="P56"/>
      <text:list xml:id="list3477081556964292333" text:style-name="L2">
        <text:list-item>
          <text:list>
            <text:list-item>
              <text:list>
                <text:list-item>
                  <text:list>
                    <text:list-item>
                      <text:h text:style-name="P21" text:outline-level="4"><text:span text:style-name="Strong_20_Emphasis"><text:span text:style-name="T57">Ayuda a ahorrar tiempo y dinero</text:span></text:span></text:h>
                    </text:list-item>
                  </text:list>
                </text:list-item>
              </text:list>
            </text:list-item>
          </text:list>
        </text:list-item>
      </text:list>
      <text:p text:style-name="P56">Con una metodología establecida y un equipo responsable, se pueden lograr excelentes resultados de la mano de SCRUM. La habilidad de manejar de manera organizada las tareas y contar con la planificación necesaria para lograrlas, hacen que sea una herramienta clave para ahorrar tiempo y dinero. Reuniones diarias de 15 minutos (denominadas “daily scrum”) aseguran que el proceso esté en la etapa correcta, según se estableció al inicio del proyecto.</text:p>
      <text:list xml:id="list8154053929059154879" text:style-name="L3">
        <text:list-item>
          <text:list>
            <text:list-item>
              <text:list>
                <text:list-item>
                  <text:list>
                    <text:list-item>
                      <text:h text:style-name="P22" text:outline-level="4"><text:span text:style-name="Strong_20_Emphasis"><text:span text:style-name="T57">Fomenta el trabajo en equipo</text:span></text:span></text:h>
                    </text:list-item>
                  </text:list>
                </text:list-item>
              </text:list>
            </text:list-item>
          </text:list>
        </text:list-item>
      </text:list>
      <text:p text:style-name="P56">Con la división, asignación de roles y tareas de manera eficiente, esta metodología nos ayuda a trabajar exitosamente en un proyecto. El “dueño del producto” y el “equipo de trabajo” que lo elabora se complementan con el “SCRUM Master”, recurso que ayuda y apoya en la misión. La posibilidad de apreciar el progreso del trabajo ofrece una garantía de que el proceso será transparente y acorde con lo establecido.</text:p>
      <text:list xml:id="list7267323146949342690" text:style-name="L4">
        <text:list-item>
          <text:list>
            <text:list-item>
              <text:list>
                <text:list-item>
                  <text:list>
                    <text:list-item>
                      <text:h text:style-name="P23" text:outline-level="4"><text:span text:style-name="Strong_20_Emphasis"><text:span text:style-name="T57">Se adapta a la empresa</text:span></text:span></text:h>
                    </text:list-item>
                  </text:list>
                </text:list-item>
              </text:list>
            </text:list-item>
          </text:list>
        </text:list-item>
      </text:list>
      <text:p text:style-name="P56">La metodología SCRUM también ofrece la posibilidad de adaptarse a las empresas que la utilicen. De esta manera, no solo se concibe la idea de una producción organizada de las tareas, sino que también se desarrolla un plan que va de la mano con la compañía encargada del proyecto y sus características.</text:p>
      <text:list xml:id="list40709390" text:continue-numbering="true" text:style-name="L4">
        <text:list-item>
          <text:list>
            <text:list-item>
              <text:list>
                <text:list-item>
                  <text:list>
                    <text:list-item>
                      <text:h text:style-name="P23" text:outline-level="4"><text:span text:style-name="Strong_20_Emphasis"><text:span text:style-name="T57">Es de fácil manejo</text:span></text:span></text:h>
                    </text:list-item>
                  </text:list>
                </text:list-item>
              </text:list>
            </text:list-item>
          </text:list>
        </text:list-item>
      </text:list>
      <text:p text:style-name="P56">A través de una metodología como SCRUM, se logra de manera exitosa la <text:soft-page-break/>integración de todas las partes involucradas en un proyecto. La participación y administración de SCRUM es sencilla y de fácil manejo para todas las etapas. De igual manera, se cuenta con un registro de labores realizadas y se le da seguimiento para lograrlo de forma eficiente.</text:p>
      <text:p text:style-name="P56">Beneficios adicionales:</text:p>
      <text:p text:style-name="P56">➡ <text:span text:style-name="T75">Respuesta rápida a los cambios.<text:line-break/>➡ Las pruebas funcionales son frecuentes en el proceso.<text:line-break/>➡ Colaboración directa con el cliente.<text:line-break/>➡ Motivación y responsabilidad de los equipos.</text:span></text:p>
      <text:p text:style-name="P62"/>
      <text:h text:style-name="P30" text:outline-level="3">Definición</text:h>
      <text:p text:style-name="Text_20_body"><text:span text:style-name="T55">Scrum es un método para trabajar en equipo a partir de iteraciones o Sprints. Así pues, </text:span><text:span text:style-name="Strong_20_Emphasis"><text:span text:style-name="T58">Scrum es una metodología ágil</text:span></text:span><text:span text:style-name="T55">, por lo que su objetivo será controlar y planificar proyectos con un gran volumen de cambios de última hora, en donde la incertidumbre sea elevada.</text:span></text:p>
      <text:p text:style-name="P18"><text:span text:style-name="T55">Se suele planificar por semanas. Al final de cada </text:span><text:span text:style-name="Strong_20_Emphasis"><text:span text:style-name="T58">Sprint o iteración</text:span></text:span><text:span text:style-name="T55">, se va revisando el trabajo validado de la anterior semana. En función de esto, se priorizan y planifican las actividades en las que invertiremos nuestros recursos en el siguiente Sprint.</text:span></text:p>
      <text:p text:style-name="P68">La metodología Scrum se centra en ajustar sus resultados y responder a las exigencias reales y exactas del cliente. De ahí, que se vaya revisando cada entregable, ya que los requerimientos van variando a corto plazo. El tiempo mínimo para un Sprint es de una semana y el máximo es de cuatro semanas.</text:p>
      <text:p text:style-name="P18"><text:span text:style-name="T55">Entre las principales características de la metodología Scrum , desataca que es un </text:span><text:span text:style-name="Strong_20_Emphasis"><text:span text:style-name="T58">desarrollo incremental </text:span></text:span><text:span text:style-name="T55">en lugar de la clásica planificación del desarrollo completo de un producto o servicio. Sus equipos de trabajo se caracterizan por ser </text:span><text:span text:style-name="Strong_20_Emphasis"><text:span text:style-name="T58">auto-organizados</text:span></text:span><text:span text:style-name="T55">. Y se centra en el producto final, en la calidad del mismo.</text:span></text:p>
      <text:p text:style-name="P68">Además, en la metodología Scrum se solapan diferentes fases de desarrollo, en lugar de llevar a cabo una planificación secuencial o de cascada.</text:p>
      <text:h text:style-name="P30" text:outline-level="3">Fases de la metodología Scrum</text:h>
      <text:p text:style-name="Text_20_body"><text:span text:style-name="T54">El desarrollo de producto tiene un </text:span><text:span text:style-name="Strong_20_Emphasis"><text:span text:style-name="T56">ciclo de vida en la metodología Scrum</text:span></text:span><text:span text:style-name="T54">. Estas son fases en las que se divide un proceso Scrum:</text:span></text:p>
      <text:list xml:id="list6141199776494515790" text:style-name="L5">
        <text:list-item>
          <text:p text:style-name="P64">¿Qué y quién? El producto que queremos conseguir una vez terminemos el Sprint, y los roles de equipo con sus tareas asignadas.</text:p>
        </text:list-item>
        <text:list-item>
          <text:p text:style-name="P64">¿Dónde y cuándo? El plazo y el contenido del Sprint.</text:p>
        </text:list-item>
        <text:list-item>
          <text:p text:style-name="P64">¿Por qué y cómo? Las distintas herramientas para aplicar esta metodología ágil.</text:p>
          <text:p text:style-name="P64"/>
        </text:list-item>
      </text:list>
      <text:p text:style-name="P18"><text:span text:style-name="T54">Cada Sprint puede tener una serie de </text:span><text:span text:style-name="Strong_20_Emphasis"><text:span text:style-name="T56">eventos o etapas</text:span></text:span><text:span text:style-name="T54">. Los más comunes son:</text:span></text:p>
      <text:p text:style-name="P63"/>
      <text:list xml:id="list1655006645390000021" text:style-name="L6">
        <text:list-item>
          <text:p text:style-name="P66"><text:span text:style-name="T54">Reunión para la planificación del Sprint. En ella, se divide el tiempo de duración del Sprint, así como el objetivo y entregable del mismo. Además, el equipo de desarrollo </text:span><text:soft-page-break/><text:span text:style-name="T54">deberá saber cómo realizarlo. Muy parecido a lo que llamamos reunión de Kick off y que puedes descubrir en este </text:span><text:a xlink:type="simple" xlink:href="https://www.sinnaps.com/curso-gestion-de-proyectos-online" office:target-frame-name="_blank" xlink:show="new" text:style-name="Internet_20_link" text:visited-style-name="Visited_20_Internet_20_Link"><text:span text:style-name="T60">curso gratis y online de gestión de proyectos</text:span></text:a><text:span text:style-name="T54">.</text:span></text:p>
        </text:list-item>
        <text:list-item>
          <text:p text:style-name="P65">Scrum diario. Se basa en poner en común y sincronizar actividades para elaborar el plan del día.</text:p>
        </text:list-item>
        <text:list-item>
          <text:p text:style-name="P65">Trabajo de desarrollo durante el Sprint. Nos aseguramos que los objetivos se están cumpliendo, que no se producen cambios que alteran el objetivo del Sprint y se mantiene un feedback constante con el cliente o dueño del proyecto.</text:p>
        </text:list-item>
        <text:list-item>
          <text:p text:style-name="P65">Revisión del Sprint. Reunión con el cliente o dueño del proyecto, en la que se estudia y revisa el Product Backlog del Sprint. Se definen los aspectos a cambiar, en caso necesario, de mayor valor o probables para planificarlo en el siguiente Sprint.</text:p>
        </text:list-item>
        <text:list-item>
          <text:p text:style-name="P65">Retrospectiva del proyecto. Oportunidad del equipo de desarrollo para mejorar su proceso de trabajo y aplicar los cambios en los siguientes Sprints.</text:p>
        </text:list-item>
      </text:list>
      <text:h text:style-name="P30" text:outline-level="3">Roles de Scrum</text:h>
      <text:p text:style-name="Text_20_body"><text:span text:style-name="T54">La metodología Scrum tiene unos </text:span><text:a xlink:type="simple" xlink:href="https://www.sinnaps.com/blog-gestion-proyectos/roles-de-proyecto" office:target-frame-name="_blank" xlink:show="new" text:style-name="Internet_20_link" text:visited-style-name="Visited_20_Internet_20_Link"><text:span text:style-name="T78">roles y responsabilidades</text:span></text:a><text:span text:style-name="T59"> </text:span><text:span text:style-name="T54">principales, asignados a sus procesos de desarrollo. Estos son:</text:span></text:p>
      <text:list xml:id="list2940796075343024005" text:style-name="L7">
        <text:list-item>
          <text:p text:style-name="P67"><text:span text:style-name="Strong_20_Emphasis"><text:span text:style-name="T56">Project Owner:</text:span></text:span><text:span text:style-name="T54"> Se asegura de que el proyecto se esté desarrollando acorde con la estrategia del negocio. Escribe historias de usuario, las prioriza, y las coloca en el Product Backlog.</text:span></text:p>
        </text:list-item>
        <text:list-item>
          <text:p text:style-name="P67"><text:span text:style-name="Strong_20_Emphasis"><text:span text:style-name="T56">Master Scrum o Facilitador:</text:span></text:span><text:span text:style-name="T54"> Elimina los obstáculos que impiden que el equipo cumpla con su objetivo.</text:span></text:p>
        </text:list-item>
        <text:list-item>
          <text:p text:style-name="P67"><text:span text:style-name="Strong_20_Emphasis"><text:span text:style-name="T56">Development team Member:</text:span></text:span><text:span text:style-name="T54"> Los encargados de crear el producto para que pueda estar listo con los requerimientos necesarios. Se recomienda que sea un equipo multidisciplinar, de no más de 10 personas. Sin embargo, empresas como Google disponen de unos 15.000 desarrolladores trabajando en una rama del código. Y con una metodología Scrum. La automatización en el testeo explica sobre por qué este gran volumen en el equipo.</text:span></text:p>
        </text:list-item>
      </text:list>
      <text:p text:style-name="P56"/>
      <text:h text:style-name="P28" text:outline-level="2"><text:bookmark-start text:name="_Toc526310956"/><text:bookmark-start text:name="_Toc526311353"/><text:span text:style-name="T52">Integrantes</text:span> y roles<text:bookmark-end text:name="_Toc526310956"/><text:bookmark-end text:name="_Toc526311353"/></text:h>
      <table:table table:name="Tabla3" table:style-name="Tabla3">
        <table:table-column table:style-name="Tabla3.A"/>
        <table:table-column table:style-name="Tabla3.B"/>
        <table:table-row>
          <table:table-cell table:style-name="Tabla3.A1" office:value-type="string">
            <text:p text:style-name="P56">Integrante</text:p>
          </table:table-cell>
          <table:table-cell table:style-name="Tabla3.B1" office:value-type="string">
            <text:p text:style-name="P56">Rol</text:p>
          </table:table-cell>
        </table:table-row>
        <table:table-row>
          <table:table-cell table:style-name="Tabla3.A2" office:value-type="string">
            <text:p text:style-name="P56">Mauro Aguirre</text:p>
          </table:table-cell>
          <table:table-cell table:style-name="Tabla3.B2" office:value-type="string">
            <text:p text:style-name="P56">Administrador del proyecto</text:p>
          </table:table-cell>
        </table:table-row>
        <table:table-row>
          <table:table-cell table:style-name="Tabla3.A2" office:value-type="string">
            <text:p text:style-name="P56">Mauro Aguirre</text:p>
          </table:table-cell>
          <table:table-cell table:style-name="Tabla3.B2" office:value-type="string">
            <text:p text:style-name="P56">Analista</text:p>
          </table:table-cell>
        </table:table-row>
        <table:table-row>
          <table:table-cell table:style-name="Tabla3.A2" office:value-type="string">
            <text:p text:style-name="P56">Mauro Aguirre</text:p>
          </table:table-cell>
          <table:table-cell table:style-name="Tabla3.B2" office:value-type="string">
            <text:p text:style-name="P56">Diseñador</text:p>
          </table:table-cell>
        </table:table-row>
        <table:table-row>
          <table:table-cell table:style-name="Tabla3.A2" office:value-type="string">
            <text:p text:style-name="P56">Mauro Aguirre</text:p>
          </table:table-cell>
          <table:table-cell table:style-name="Tabla3.B2" office:value-type="string">
            <text:p text:style-name="P56">Programador</text:p>
          </table:table-cell>
        </table:table-row>
        <table:table-row>
          <table:table-cell table:style-name="Tabla3.A2" office:value-type="string">
            <text:p text:style-name="P56">Mauro Aguirre</text:p>
          </table:table-cell>
          <table:table-cell table:style-name="Tabla3.B2" office:value-type="string">
            <text:p text:style-name="P56">Cliente</text:p>
          </table:table-cell>
        </table:table-row>
        <table:table-row>
          <table:table-cell table:style-name="Tabla3.A2" office:value-type="string">
            <text:p text:style-name="P56">Mauro Aguirre</text:p>
          </table:table-cell>
          <table:table-cell table:style-name="Tabla3.B2" office:value-type="string">
            <text:p text:style-name="P56">Tésteo</text:p>
          </table:table-cell>
        </table:table-row>
        <table:table-row>
          <table:table-cell table:style-name="Tabla3.A2" office:value-type="string">
            <text:p text:style-name="P56">Matias Cabrera</text:p>
          </table:table-cell>
          <table:table-cell table:style-name="Tabla3.B2" office:value-type="string">
            <text:p text:style-name="P56">Documentador</text:p>
          </table:table-cell>
        </table:table-row>
        <table:table-row>
          <table:table-cell table:style-name="Tabla3.A2" office:value-type="string">
            <text:p text:style-name="P56">Matias Cabrera</text:p>
          </table:table-cell>
          <table:table-cell table:style-name="Tabla3.B2" office:value-type="string">
            <text:p text:style-name="P56">Administrador de la configuracion</text:p>
          </table:table-cell>
        </table:table-row>
        <text:soft-page-break/>
        <table:table-row>
          <table:table-cell table:style-name="Tabla3.A2" office:value-type="string">
            <text:p text:style-name="P56">Matias Cabrera</text:p>
          </table:table-cell>
          <table:table-cell table:style-name="Tabla3.B2" office:value-type="string">
            <text:p text:style-name="P56">Asegurador de calidad</text:p>
          </table:table-cell>
        </table:table-row>
        <table:table-row>
          <table:table-cell table:style-name="Tabla3.A2" office:value-type="string">
            <text:p text:style-name="P56">Matias Cabrera</text:p>
          </table:table-cell>
          <table:table-cell table:style-name="Tabla3.B2" office:value-type="string">
            <text:p text:style-name="P56">Ingeniero de manutención</text:p>
          </table:table-cell>
        </table:table-row>
        <table:table-row>
          <table:table-cell table:style-name="Tabla3.A2" office:value-type="string">
            <text:p text:style-name="P56">Matias Cabrera</text:p>
          </table:table-cell>
          <table:table-cell table:style-name="Tabla3.B2" office:value-type="string">
            <text:p text:style-name="P56">Ingeniero de validación y verificación</text:p>
          </table:table-cell>
        </table:table-row>
      </table:table>
      <text:h text:style-name="P28" text:outline-level="2"><text:bookmark-start text:name="_Toc526310957"/><text:bookmark-start text:name="_Toc526311354"/>Plan de testing<text:bookmark-end text:name="_Toc526310957"/><text:bookmark-end text:name="_Toc526311354"/></text:h>
      <text:p text:style-name="Text_20_body">Esto hay q hacerlo después dijo el profesor</text:p>
      <text:p text:style-name="P33"/>
      <text:h text:style-name="P27" text:outline-level="1"><text:bookmark-start text:name="_Toc526310958"/><text:bookmark-start text:name="_Toc526311355"/>Especificación técnica<text:bookmark-end text:name="_Toc526310958"/><text:bookmark-end text:name="_Toc526311355"/></text:h>
      <text:h text:style-name="P28" text:outline-level="2"><text:bookmark-start text:name="_Toc526310959"/><text:bookmark-start text:name="_Toc526311356"/>Especificación de alternativas<text:bookmark-end text:name="_Toc526310959"/><text:bookmark-end text:name="_Toc526311356"/></text:h>
      <text:h text:style-name="P30" text:outline-level="3"><text:bookmark-start text:name="_Toc526310960"/><text:bookmark-start text:name="_Toc526311357"/>Alternativa 1<text:bookmark-end text:name="_Toc526310960"/><text:bookmark-end text:name="_Toc526311357"/></text:h>
      <text:list xml:id="list8753446357054725354" text:style-name="L11">
        <text:list-item>
          <text:list>
            <text:list-item>
              <text:list>
                <text:list-item>
                  <text:list>
                    <text:list-item>
                      <text:h text:style-name="P24" text:outline-level="4"><text:bookmark-start text:name="_Toc526310961"/><text:bookmark-start text:name="_Toc526311358"/>Descripción<text:bookmark-end text:name="_Toc526310961"/><text:bookmark-end text:name="_Toc526311358"/></text:h>
                    </text:list-item>
                    <text:list-item>
                      <text:h text:style-name="P24" text:outline-level="4"><text:bookmark-start text:name="_Toc526310962"/><text:bookmark-start text:name="_Toc526311359"/>Diagrama<text:bookmark-end text:name="_Toc526310962"/><text:bookmark-end text:name="_Toc526311359"/></text:h>
                    </text:list-item>
                    <text:list-item>
                      <text:h text:style-name="P24" text:outline-level="4"><text:bookmark-start text:name="_Toc526310963"/><text:bookmark-start text:name="_Toc526311360"/>Descripción de componentes<text:bookmark-end text:name="_Toc526310963"/><text:bookmark-end text:name="_Toc526311360"/></text:h>
                    </text:list-item>
                    <text:list-item>
                      <text:h text:style-name="P24" text:outline-level="4"><text:bookmark-start text:name="_Toc526310964"/><text:bookmark-start text:name="_Toc526311361"/>Ventajas y desventajas<text:bookmark-end text:name="_Toc526310964"/><text:bookmark-end text:name="_Toc526311361"/></text:h>
                    </text:list-item>
                  </text:list>
                </text:list-item>
              </text:list>
            </text:list-item>
          </text:list>
        </text:list-item>
      </text:list>
      <text:h text:style-name="P30" text:outline-level="3"><text:bookmark-start text:name="_Toc526310965"/><text:bookmark-start text:name="_Toc526311362"/>Alternativa 2<text:bookmark-end text:name="_Toc526310965"/><text:bookmark-end text:name="_Toc526311362"/></text:h>
      <text:list xml:id="list743998132524322628" text:style-name="L9">
        <text:list-item>
          <text:list>
            <text:list-item>
              <text:list>
                <text:list-item>
                  <text:list>
                    <text:list-item>
                      <text:h text:style-name="P25" text:outline-level="4"><text:bookmark-start text:name="_Toc526310966"/><text:bookmark-start text:name="_Toc526311363"/>Descripción<text:bookmark-end text:name="_Toc526310966"/><text:bookmark-end text:name="_Toc526311363"/></text:h>
                    </text:list-item>
                    <text:list-item>
                      <text:h text:style-name="P25" text:outline-level="4"><text:bookmark-start text:name="_Toc526310967"/><text:bookmark-start text:name="_Toc526311364"/>Diagrama<text:bookmark-end text:name="_Toc526310967"/><text:bookmark-end text:name="_Toc526311364"/></text:h>
                    </text:list-item>
                    <text:list-item>
                      <text:h text:style-name="P25" text:outline-level="4"><text:bookmark-start text:name="_Toc526310968"/><text:bookmark-start text:name="_Toc526311365"/>Descripción de componentes<text:bookmark-end text:name="_Toc526310968"/><text:bookmark-end text:name="_Toc526311365"/></text:h>
                    </text:list-item>
                    <text:list-item>
                      <text:h text:style-name="P25" text:outline-level="4"><text:bookmark-start text:name="_Toc526310969"/><text:bookmark-start text:name="_Toc526311366"/>Ventajas y desventajas<text:bookmark-end text:name="_Toc526310969"/><text:bookmark-end text:name="_Toc526311366"/></text:h>
                    </text:list-item>
                  </text:list>
                </text:list-item>
              </text:list>
            </text:list-item>
          </text:list>
        </text:list-item>
      </text:list>
      <text:h text:style-name="P28" text:outline-level="2"><text:bookmark-start text:name="_Toc526310970"/><text:bookmark-start text:name="_Toc526311367"/>Elección de alternativa<text:bookmark-end text:name="_Toc526310970"/><text:bookmark-end text:name="_Toc526311367"/></text:h>
      <text:p text:style-name="P52"/>
      <text:h text:style-name="P28" text:outline-level="2"><text:bookmark-start text:name="_Toc526310971"/><text:bookmark-start text:name="_Toc526311368"/>Descripción de herramientas<text:bookmark-end text:name="_Toc526310971"/><text:bookmark-end text:name="_Toc526311368"/></text:h>
      <text:p text:style-name="P33"/>
      <text:list xml:id="list4187687836792832800" text:style-name="L10">
        <text:list-item>
          <text:p text:style-name="P59"><text:span text:style-name="T77">Notepad++: </text:span>es un editor de texto y codigo fuente libre con soporte para varios lenguajes de programacion. De soporte nativo a microsoft windows.</text:p>
        </text:list-item>
        <text:list-item>
          <text:p text:style-name="P59"><text:span text:style-name="T77">Eclipse Photon: </text:span><text:span text:style-name="T76">es una plataforma de software compuesto por un conjunto de herramientas de programacion de codigo abierto multiplataforma para desarrollar lo que el proyecto llama “Aplicacion de cliente enriquecido”, opuesto a aplicaciones “Cliente-liviano” basadas en navegadores.</text:span></text:p>
        </text:list-item>
        <text:list-item>
          <text:p text:style-name="P60">Open Office: <text:span text:style-name="T76">es una suite de oficina de codigo abierto descontinuada.</text:span></text:p>
        </text:list-item>
        <text:list-item>
          <text:p text:style-name="P60">Google drive: <text:span text:style-name="T76">servicio de alojamiento de archivos que fue introducido por la </text:span><text:span text:style-name="T76">empresa estadounidense google el 24 de abril de 2012.</text:span></text:p>
        </text:list-item>
        <text:list-item>
          <text:p text:style-name="P60">GitHub: <text:span text:style-name="T76">es una forja para alojar proyectos utilizando el sitema de control de versiones git.</text:span></text:p>
        </text:list-item>
        <text:list-item>
          <text:p text:style-name="P60">Gantter: <text:span text:style-name="T76">gestion de proyecto colaborativos integrada con google para crear/editar cronogramas y diagramas de gantt de los proyectos.</text:span></text:p>
        </text:list-item>
      </text:list>
      <text:p text:style-name="P48"/>
      <text:p text:style-name="P49"><text:s/></text:p>
      <text:p text:style-name="P48"/>
      <text:p text:style-name="P48"/>
      <text:h text:style-name="P28" text:outline-level="2"><text:bookmark-start text:name="_Toc526310972"/><text:bookmark-start text:name="_Toc526311369"/><text:soft-page-break/>Planificación del proyecto<text:bookmark-end text:name="_Toc526310972"/><text:bookmark-end text:name="_Toc526311369"/></text:h>
      <text:p text:style-name="Text_20_body">Sprints con sus esfuerzos y diagrama de gantts</text:p>
      <text:p text:style-name="Text_20_body">Estimación en horas y fechas de entrega de cada etapa</text:p>
      <text:p text:style-name="P48"/>
      <text:p text:style-name="P48"/>
      <text:p text:style-name="P35"><text:s/></text:p>
      <text:p text:style-name="P33"/>
      <text:p text:style-name="P48"/>
      <text:h text:style-name="P27" text:outline-level="1"><text:bookmark-start text:name="_Toc526310973"/><text:bookmark-start text:name="_Toc526311370"/>Diseño<text:bookmark-end text:name="_Toc526310973"/><text:bookmark-end text:name="_Toc526311370"/></text:h>
      <text:h text:style-name="P28" text:outline-level="2"><text:bookmark-start text:name="_Toc526310974"/><text:bookmark-start text:name="_Toc526311371"/>Diagrama de clases<text:bookmark-end text:name="_Toc526310974"/><text:bookmark-end text:name="_Toc526311371"/></text:h>
      <text:h text:style-name="P28" text:outline-level="2"><text:bookmark-start text:name="_Toc526310975"/><text:bookmark-start text:name="_Toc526311372"/>Diagrama de base de datos<text:bookmark-end text:name="_Toc526310975"/><text:bookmark-end text:name="_Toc526311372"/></text:h>
      <text:h text:style-name="P28" text:outline-level="2"><text:bookmark-start text:name="_Toc526310976"/><text:bookmark-start text:name="_Toc526311373"/>Casos de Uso<text:bookmark-end text:name="_Toc526310976"/><text:bookmark-end text:name="_Toc526311373"/></text:h>
      <text:h text:style-name="P30" text:outline-level="3"><text:bookmark-start text:name="_Toc526310977"/><text:bookmark-start text:name="_Toc526311374"/>Diagrama de caso de uso<text:bookmark-end text:name="_Toc526310977"/><text:bookmark-end text:name="_Toc526311374"/></text:h>
      <text:h text:style-name="P30" text:outline-level="3"><text:bookmark-start text:name="_Toc526310978"/><text:bookmark-start text:name="_Toc526311375"/>Nombre<text:bookmark-end text:name="_Toc526310978"/><text:bookmark-end text:name="_Toc526311375"/></text:h>
      <text:h text:style-name="P30" text:outline-level="3"><text:bookmark-start text:name="_Toc526310979"/><text:bookmark-start text:name="_Toc526311376"/>Descripción<text:bookmark-end text:name="_Toc526310979"/><text:bookmark-end text:name="_Toc526311376"/></text:h>
      <text:h text:style-name="P30" text:outline-level="3"><text:bookmark-start text:name="_Toc526310980"/><text:bookmark-start text:name="_Toc526311377"/>Diagrama de clases de caso de uso<text:bookmark-end text:name="_Toc526310980"/><text:bookmark-end text:name="_Toc526311377"/></text:h>
      <text:h text:style-name="P29" text:outline-level="3"><text:s/><text:bookmark text:name="_Toc526311378"/></text:h>
      <text:p text:style-name="P40"/>
      <text:p text:style-name="P53"/>
      <text:h text:style-name="P27" text:outline-level="1"><text:bookmark-start text:name="_Toc526310981"/><text:bookmark-start text:name="_Toc526311379"/>Pruebas<text:bookmark-end text:name="_Toc526310981"/><text:bookmark-end text:name="_Toc526311379"/></text:h>
      <text:p text:style-name="P35"><text:s/></text:p>
      <text:p text:style-name="P38"/>
      <text:p text:style-name="P38"/>
      <text:h text:style-name="P27" text:outline-level="1"><text:bookmark-start text:name="_Toc526310982"/><text:bookmark-start text:name="_Toc526311380"/>Logros<text:bookmark-end text:name="_Toc526310982"/><text:bookmark-end text:name="_Toc526311380"/></text:h>
      <text:h text:style-name="P28" text:outline-level="2"><text:bookmark-start text:name="_Toc526310983"/><text:bookmark-start text:name="_Toc526311381"/>Requerimientos cumplidos<text:bookmark-end text:name="_Toc526310983"/><text:bookmark-end text:name="_Toc526311381"/></text:h>
      <text:h text:style-name="P28" text:outline-level="2"><text:bookmark-start text:name="_Toc526310984"/><text:bookmark-start text:name="_Toc526311382"/>Requerimientos no cumplidos<text:bookmark-end text:name="_Toc526310984"/><text:bookmark-end text:name="_Toc526311382"/> <text:s text:c="2"/></text:h>
      <text:h text:style-name="P27" text:outline-level="1"><text:bookmark-start text:name="_Toc526310985"/><text:bookmark-start text:name="_Toc526311383"/>Conclusiones finales<text:bookmark-end text:name="_Toc526310985"/><text:bookmark-end text:name="_Toc526311383"/></text:h>
      <text:h text:style-name="P27" text:outline-level="1"><text:bookmark-start text:name="_Toc526310986"/><text:bookmark-start text:name="_Toc526311384"/>Glosario<text:bookmark-end text:name="_Toc526310986"/><text:bookmark-end text:name="_Toc526311384"/></text:h>
      <text:h text:style-name="P27" text:outline-level="1"><text:bookmark-start text:name="_Toc526310987"/><text:bookmark-start text:name="_Toc526311385"/>Referencias bibliográficas<text:bookmark-end text:name="_Toc526310987"/><text:bookmark-end text:name="_Toc526311385"/></text:h>
      <text:h text:style-name="P27" text:outline-level="1"><text:bookmark-start text:name="_Toc526310988"/><text:bookmark-start text:name="_Toc526311386"/>Biblografia<text:bookmark-end text:name="_Toc526310988"/><text:bookmark-end text:name="_Toc526311386"/></text:h>
      <text:h text:style-name="P27" text:outline-level="1"><text:bookmark-start text:name="_Toc526310989"/><text:bookmark-start text:name="_Toc526311387"/>Anexos<text:bookmark-end text:name="_Toc526310989"/><text:bookmark-end text:name="_Toc526311387"/></text:h>
      <text:h text:style-name="P28" text:outline-level="2"><text:bookmark-start text:name="_Toc526310990"/><text:bookmark-start text:name="_Toc526311388"/>Hoja de Ruta<text:bookmark-end text:name="_Toc526310990"/><text:bookmark-end text:name="_Toc526311388"/></text:h>
      <text:p text:style-name="P54"/>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6">Tarea</text:p>
          </table:table-cell>
          <table:table-cell table:style-name="Tabla2.A1" office:value-type="string">
            <text:p text:style-name="P36">Fecha</text:p>
          </table:table-cell>
          <table:table-cell table:style-name="Tabla2.A1" office:value-type="string">
            <text:p text:style-name="P36">Horas</text:p>
          </table:table-cell>
          <table:table-cell table:style-name="Tabla2.A1" office:value-type="string">
            <text:p text:style-name="P36">Responsable</text:p>
          </table:table-cell>
        </table:table-row>
        <table:table-row table:style-name="Tabla2.1">
          <table:table-cell table:style-name="Tabla2.A1" office:value-type="string">
            <text:p text:style-name="P37"/>
          </table:table-cell>
          <table:table-cell table:style-name="Tabla2.A1" office:value-type="string">
            <text:p text:style-name="P37"/>
          </table:table-cell>
          <table:table-cell table:style-name="Tabla2.A1" office:value-type="string">
            <text:p text:style-name="P37"/>
          </table:table-cell>
          <table:table-cell table:style-name="Tabla2.A1" office:value-type="string">
            <text:p text:style-name="P37"/>
          </table:table-cell>
        </table:table-row>
        <table:table-row table:style-name="Tabla2.1">
          <table:table-cell table:style-name="Tabla2.A1" office:value-type="string">
            <text:p text:style-name="P37"/>
          </table:table-cell>
          <table:table-cell table:style-name="Tabla2.A1" office:value-type="string">
            <text:p text:style-name="P37"/>
          </table:table-cell>
          <table:table-cell table:style-name="Tabla2.A1" office:value-type="string">
            <text:p text:style-name="P37"/>
          </table:table-cell>
          <table:table-cell table:style-name="Tabla2.A1" office:value-type="string">
            <text:p text:style-name="P37"/>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fo:background-color="#cfe7f5">
        <style:background-image/>
      </style:paragraph-properties>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5" style:display-name="Título 5" style:family="paragraph" style:parent-style-name="Heading" style:next-style-name="Text_20_body" style:default-outline-level="5">
      <style:paragraph-properties fo:hyphenation-ladder-count="no-limit"/>
      <style:text-properties fo:font-weight="bold" style:font-weight-asian="bold" style:font-weight-complex="bold" fo:hyphenate="false" fo:hyphenation-remain-char-count="0" fo:hyphenation-push-char-count="0"/>
    </style:style>
    <style:style style:name="Título_20_6" style:display-name="Título 6" style:family="paragraph" style:parent-style-name="Heading" style:next-style-name="Text_20_body" style:default-outline-level="6">
      <style:paragraph-properties fo:hyphenation-ladder-count="no-limit"/>
      <style:text-properties fo:font-weight="bold" style:font-weight-asian="bold" style:font-weight-complex="bold" fo:hyphenate="false" fo:hyphenation-remain-char-count="0" fo:hyphenation-push-char-count="0"/>
    </style:style>
    <style:style style:name="Título_20_7" style:display-name="Título 7" style:family="paragraph" style:parent-style-name="Heading" style:next-style-name="Text_20_body" style:default-outline-level="7">
      <style:paragraph-properties fo:hyphenation-ladder-count="no-limit"/>
      <style:text-properties fo:font-weight="bold" style:font-weight-asian="bold" style:font-weight-complex="bold" fo:hyphenate="false" fo:hyphenation-remain-char-count="0" fo:hyphenation-push-char-count="0"/>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fo:hyphenation-remain-char-count="0" fo:hyphenation-push-char-count="0"/>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cm" fo:margin-bottom="0.212cm" fo:hyphenation-ladder-count="no-limit" fo:text-indent="1cm" style:auto-text-indent="false"/>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5.24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74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4.24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TDC_20_1" style:display-name="TDC 1" style:family="paragraph" style:parent-style-name="Normal" style:next-style-name="Normal" style:auto-update="true" style:list-style-name="Numbering_20_1">
      <style:paragraph-properties fo:margin-top="0cm" fo:margin-bottom="0.176cm" fo:hyphenation-ladder-count="no-limit"/>
      <style:text-properties style:font-name-complex="Mangal" style:font-size-complex="10.5pt" fo:hyphenate="false" fo:hyphenation-remain-char-count="0" fo:hyphenation-push-char-count="0"/>
    </style:style>
    <style:style style:name="TDC_20_2" style:display-name="TD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DC_20_3" style:display-name="TD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Encabezado_20_Car" style:display-name="Encabezado Car" style:family="text" style:parent-style-name="Fuente_20_de_20_párrafo_20_predeter.">
      <style:text-properties style:font-name-complex="Mangal" style:font-size-complex="10.5pt"/>
    </style:style>
    <style:style style:name="Pie_20_de_20_página_20_Car" style:display-name="Pie de página Car" style:family="text" style:parent-style-name="Fuente_20_de_20_párrafo_20_predeter.">
      <style:text-properties style:font-name-complex="Mangal" style:font-size-complex="10.5pt"/>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Matias Cabrera</meta:initial-creator>
    <meta:creation-date>2018-10-03T09:29:00Z</meta:creation-date>
    <dc:date>2018-10-09T20:51:26.20</dc:date>
    <meta:editing-cycles>9</meta:editing-cycles>
    <meta:editing-duration>PT1H19M59S</meta:editing-duration>
    <meta:document-statistic meta:table-count="3" meta:image-count="0" meta:object-count="0" meta:page-count="12" meta:paragraph-count="347" meta:word-count="2832" meta:character-count="16893"/>
    <meta:template xlink:type="simple" xlink:actuate="onRequest" xlink:title="" xlink:href="Normal"/>
  </office:meta>
</office:document-meta>
</file>